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3.849cm"/>
    </style:style>
    <style:style style:name="co9" style:family="table-column">
      <style:table-column-properties fo:break-before="auto" style:column-width="2.686cm"/>
    </style:style>
    <style:style style:name="co10" style:family="table-column">
      <style:table-column-properties fo:break-before="auto" style:column-width="2.57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087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4">
      <style:table-cell-properties style:glyph-orientation-vertical="0" fo:background-color="#ffff6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fo:background-color="#e6e6e6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e6e6e6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/>
    <style:style style:name="ce17" style:family="table-cell" style:parent-style-name="Default" style:data-style-name="N37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style:font-name="Liberation Serif" fo:font-size="12pt" fo:font-weight="bold"/>
    </style:style>
    <style:style style:name="ce18" style:family="table-cell" style:parent-style-name="Default" style:data-style-name="N37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Liberation Serif1" fo:font-size="12pt"/>
    </style:style>
    <style:style style:name="ce19" style:family="table-cell" style:parent-style-name="Default" style:data-style-name="N114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Liberation Serif1" fo:font-size="12pt"/>
    </style:style>
    <style:style style:name="ce20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style:font-name="Liberation Serif" fo:font-size="12pt" fo:font-weight="bold"/>
    </style:style>
    <style:style style:name="ce2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style:font-name="Liberation Serif1" fo:font-size="12pt"/>
    </style:style>
    <style:style style:name="ce22" style:family="table-cell" style:parent-style-name="Default" style:data-style-name="N11">
      <style:table-cell-properties fo:background-color="#ffff66" style:text-align-source="fix" style:repeat-content="false" fo:border="0.06pt solid #000000"/>
      <style:paragraph-properties fo:text-align="center" fo:margin-left="0cm"/>
      <style:text-properties style:font-name="Liberation Serif1" fo:font-size="12pt"/>
    </style:style>
    <style:style style:name="ce23" style:family="table-cell" style:parent-style-name="Default" style:data-style-name="N114">
      <style:table-cell-properties fo:background-color="#ffff66" style:text-align-source="fix" style:repeat-content="false" fo:border="0.06pt solid #000000"/>
      <style:paragraph-properties fo:text-align="center" fo:margin-left="0cm"/>
      <style:text-properties style:font-name="Liberation Serif1" fo:font-size="12pt"/>
    </style:style>
    <style:style style:name="ce24" style:family="table-cell" style:parent-style-name="Table_20_du_20_pilote_20_-_20_Champ">
      <style:table-cell-properties fo:border-bottom="0.99pt solid #000000" fo:border-left="2.01pt solid #000000" fo:border-right="0.99pt solid #000000" fo:border-top="2.01pt solid #000000"/>
    </style:style>
    <style:style style:name="ce25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</style:style>
    <style:style style:name="ce28" style:family="table-cell" style:parent-style-name="Table_20_du_20_pilote_20_-_20_Coin">
      <style:table-cell-properties fo:border-bottom="0.99pt solid #000000" fo:border-left="0.99pt solid #000000" fo:border-right="2.01pt solid #000000" fo:border-top="2.01pt solid #000000"/>
    </style:style>
    <style:style style:name="ce29" style:family="table-cell" style:parent-style-name="Table_20_du_20_pilote_20_-_20_Valeur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Table_20_du_20_pilote_20_-_20_Valeur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Table_20_du_20_pilote_20_-_20_Valeur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Table_20_du_20_pilote_20_-_20_Résultat" style:data-style-name="N0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Table_20_du_20_pilote_20_-_20_Coin">
      <style:table-cell-properties fo:border-bottom="none" fo:border-left="2.01pt solid #000000" fo:border-right="0.99pt solid #000000" fo:border-top="2.01pt solid #000000"/>
    </style:style>
    <style:style style:name="ce34" style:family="table-cell" style:parent-style-name="Table_20_du_20_pilote_20_-_20_Champ">
      <style:table-cell-properties fo:border-bottom="0.99pt solid #000000" fo:border-left="2.01pt solid #000000" fo:border-right="0.99pt solid #000000" fo:border-top="0.99pt solid #000000"/>
    </style:style>
    <style:style style:name="ce35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Table_20_du_20_pilote_20_-_20_Catégorie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Table_20_du_20_pilote_20_-_20_Valeur" style:data-style-name="N114">
      <style:table-cell-properties fo:border-bottom="none" fo:border-left="0.99pt solid #000000" fo:border-right="none" fo:border-top="0.99pt solid #000000"/>
    </style:style>
    <style:style style:name="ce38" style:family="table-cell" style:parent-style-name="Table_20_du_20_pilote_20_-_20_Valeur" style:data-style-name="N114">
      <style:table-cell-properties fo:border-bottom="none" fo:border-left="0.99pt solid #000000" fo:border-right="none" fo:border-top="none"/>
    </style:style>
    <style:style style:name="ce39" style:family="table-cell" style:parent-style-name="Table_20_du_20_pilote_20_-_20_Valeur" style:data-style-name="N114">
      <style:table-cell-properties fo:border-bottom="0.99pt solid #000000" fo:border-left="0.99pt solid #000000" fo:border-right="none" fo:border-top="none"/>
    </style:style>
    <style:style style:name="ce40" style:family="table-cell" style:parent-style-name="Table_20_du_20_pilote_20_-_20_Résultat" style:data-style-name="N114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Table_20_du_20_pilote_20_-_20_Coin">
      <style:table-cell-properties fo:border-bottom="0.99pt solid #000000" fo:border-left="none" fo:border-right="none" fo:border-top="2.01pt solid #000000"/>
    </style:style>
    <style:style style:name="ce42" style:family="table-cell" style:parent-style-name="Table_20_du_20_pilote_20_-_20_Catégorie" style:data-style-name="N0">
      <style:table-cell-properties fo:border-bottom="0.99pt solid #000000" fo:border-left="none" fo:border-right="none" fo:border-top="none"/>
    </style:style>
    <style:style style:name="ce43" style:family="table-cell" style:parent-style-name="Table_20_du_20_pilote_20_-_20_Valeur" style:data-style-name="N114">
      <style:table-cell-properties fo:border-bottom="none" fo:border-left="none" fo:border-right="0.99pt solid #000000" fo:border-top="0.99pt solid #000000"/>
    </style:style>
    <style:style style:name="ce44" style:family="table-cell" style:parent-style-name="Table_20_du_20_pilote_20_-_20_Valeur" style:data-style-name="N114">
      <style:table-cell-properties fo:border-bottom="none" fo:border-left="none" fo:border-right="0.99pt solid #000000" fo:border-top="none"/>
    </style:style>
    <style:style style:name="ce45" style:family="table-cell" style:parent-style-name="Table_20_du_20_pilote_20_-_20_Valeur">
      <style:table-cell-properties fo:border-bottom="0.99pt solid #000000" fo:border-left="none" fo:border-right="0.99pt solid #000000" fo:border-top="none"/>
    </style:style>
    <style:style style:name="ce46" style:family="table-cell" style:parent-style-name="Table_20_du_20_pilote_20_-_20_Résultat" style:data-style-name="N114">
      <style:table-cell-properties fo:border-bottom="2.01pt solid #000000" fo:border-left="none" fo:border-right="0.99pt solid #000000" fo:border-top="0.99pt solid #000000"/>
    </style:style>
    <style:style style:name="ce47" style:family="table-cell" style:parent-style-name="Table_20_du_20_pilote_20_-_20_Coin">
      <style:table-cell-properties fo:border-bottom="0.99pt solid #000000" fo:border-left="none" fo:border-right="2.01pt solid #000000" fo:border-top="2.01pt solid #000000"/>
    </style:style>
    <style:style style:name="ce48" style:family="table-cell" style:parent-style-name="Table_20_du_20_pilote_20_-_20_Titre" style:data-style-name="N0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Table_20_du_20_pilote_20_-_20_Résultat" style:data-style-name="N114">
      <style:table-cell-properties fo:border-bottom="none" fo:border-left="0.99pt solid #000000" fo:border-right="2.01pt solid #000000" fo:border-top="0.99pt solid #000000"/>
    </style:style>
    <style:style style:name="ce50" style:family="table-cell" style:parent-style-name="Table_20_du_20_pilote_20_-_20_Résultat" style:data-style-name="N114">
      <style:table-cell-properties fo:border-bottom="none" fo:border-left="0.99pt solid #000000" fo:border-right="2.01pt solid #000000" fo:border-top="none"/>
    </style:style>
    <style:style style:name="ce51" style:family="table-cell" style:parent-style-name="Table_20_du_20_pilote_20_-_20_Résultat" style:data-style-name="N114">
      <style:table-cell-properties fo:border-bottom="0.99pt solid #000000" fo:border-left="0.99pt solid #000000" fo:border-right="2.01pt solid #000000" fo:border-top="none"/>
    </style:style>
    <style:style style:name="ce52" style:family="table-cell" style:parent-style-name="Table_20_du_20_pilote_20_-_20_Résultat" style:data-style-name="N114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dhésions2016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2"/>
        <table:table-column table:style-name="co4" table:default-cell-style-name="ce18"/>
        <table:table-column table:style-name="co5" table:default-cell-style-name="ce19"/>
        <table:table-column table:style-name="co5" table:number-columns-repeated="2" table:default-cell-style-name="ce21"/>
        <table:table-column table:style-name="co5" table:default-cell-style-name="ce22"/>
        <table:table-column table:style-name="co5" table:number-columns-repeated="2" table:default-cell-style-name="ce23"/>
        <table:table-row table:style-name="ro1">
          <table:table-cell table:style-name="ce1" office:value-type="string" calcext:value-type="string" table:number-columns-spanned="10" table:number-rows-spanned="1">
            <text:p>Gestion des cotisations – association sportive de Moulins</text:p>
          </table:table-cell>
          <table:covered-table-cell table:style-name="ce3"/>
          <table:covered-table-cell table:style-name="ce10"/>
          <table:covered-table-cell table:number-columns-repeated="2" table:style-name="ce13"/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6" office:value-type="float" office:value="2016" calcext:value-type="float">
            <text:p>2016</text:p>
          </table:table-cell>
          <table:table-cell table:style-name="ce10"/>
          <table:table-cell table:style-name="ce13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Base de cotisation</text:p>
          </table:table-cell>
          <table:table-cell table:style-name="ce6" office:value-type="float" office:value="120" calcext:value-type="float">
            <text:p>120</text:p>
          </table:table-cell>
          <table:table-cell table:style-name="ce10"/>
          <table:table-cell table:style-name="ce13" table:number-columns-repeated="2"/>
          <table:table-cell table:style-name="Default" table:number-columns-repeated="5"/>
        </table:table-row>
        <table:table-row table:style-name="ro3">
          <table:table-cell table:style-name="ce3" table:number-columns-repeated="2"/>
          <table:table-cell table:style-name="ce10"/>
          <table:table-cell table:style-name="ce13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limites d'âge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5" calcext:value-type="float">
            <text:p>65</text:p>
          </table:table-cell>
          <table:table-cell table:style-name="ce13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tranche d'âge</text:p>
          </table:table-cell>
          <table:table-cell table:style-name="ce7" office:value-type="string" calcext:value-type="string">
            <text:p>junior</text:p>
          </table:table-cell>
          <table:table-cell table:style-name="ce7" office:value-type="string" calcext:value-type="string">
            <text:p>adulte</text:p>
          </table:table-cell>
          <table:table-cell table:style-name="ce14" office:value-type="string" calcext:value-type="string">
            <text:p>senior</text:p>
          </table:table-cell>
          <table:table-cell table:style-name="ce13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% réduction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,2</text:p>
          </table:table-cell>
          <table:table-cell table:style-name="ce16"/>
          <table:table-cell table:style-name="Default" table:number-columns-repeated="5"/>
        </table:table-row>
        <table:table-row table:style-name="ro3">
          <table:table-cell table:style-name="ce3" table:number-columns-repeated="2"/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Nombre d'adhérents</text:p>
          </table:table-cell>
          <table:table-cell table:style-name="ce8" table:formula="of:=COUNTA([.A14:.A110])" office:value-type="float" office:value="97" calcext:value-type="float">
            <text:p>97</text:p>
          </table:table-cell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Montant des cotisations</text:p>
          </table:table-cell>
          <table:table-cell table:style-name="ce9" table:formula="of:=SUM([.I14:.I110])" office:value-type="currency" office:currency="EUR" office:value="10248" calcext:value-type="currency">
            <text:p>10 248 €</text:p>
          </table:table-cell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Montant perçu</text:p>
          </table:table-cell>
          <table:table-cell table:style-name="ce9" table:formula="of:=SUM([.E14:.E110])" office:value-type="currency" office:currency="EUR" office:value="9012" calcext:value-type="currency">
            <text:p>9 012 €</text:p>
          </table:table-cell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3">
          <table:table-cell table:style-name="ce3" table:number-columns-repeated="2"/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4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Prénom</text:p>
          </table:table-cell>
          <table:table-cell table:style-name="ce11" office:value-type="string" calcext:value-type="string">
            <text:p>Sexe</text:p>
          </table:table-cell>
          <table:table-cell table:style-name="ce17" office:value-type="string" calcext:value-type="string">
            <text:p>Date de naissance</text:p>
          </table:table-cell>
          <table:table-cell table:style-name="ce17" office:value-type="string" calcext:value-type="string">
            <text:p>réglé</text:p>
          </table:table-cell>
          <table:table-cell table:style-name="ce20" office:value-type="string" calcext:value-type="string">
            <text:p>âge</text:p>
          </table:table-cell>
          <table:table-cell table:style-name="ce20" office:value-type="string" calcext:value-type="string">
            <text:p>tranche d'âge</text:p>
          </table:table-cell>
          <table:table-cell table:style-name="ce20" office:value-type="string" calcext:value-type="string">
            <text:p>réduction</text:p>
          </table:table-cell>
          <table:table-cell table:style-name="ce20" office:value-type="string" calcext:value-type="string">
            <text:p>cotisation</text:p>
          </table:table-cell>
          <table:table-cell table:style-name="ce20" office:value-type="string" calcext:value-type="string">
            <text:p>reste dû</text:p>
          </table:table-cell>
        </table:table-row>
        <table:table-row table:style-name="ro2">
          <table:table-cell office:value-type="string" calcext:value-type="string">
            <text:p>O'Faringite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</text:p>
          </table:table-cell>
          <table:table-cell office:value-type="date" office:date-value="1971-03-27" calcext:value-type="date">
            <text:p>27/03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4])" office:value-type="float" office:value="45" calcext:value-type="float">
            <text:p>45</text:p>
          </table:table-cell>
          <table:table-cell table:formula="of:=IF([.F14]&lt;[.$B$5];[.$B$6];IF([.F14]&lt;[.$C$5];[.$C$6];[.$D$6]))" office:value-type="string" office:string-value="adulte" calcext:value-type="string">
            <text:p>adulte</text:p>
          </table:table-cell>
          <table:table-cell table:formula="of:=IF([.F14]&lt;[.$B$5];[.$B$7];IF([.F14]&lt;[.$C$5];[.$C$7];[.$D$7]))" office:value-type="percentage" office:value="0" calcext:value-type="percentage">
            <text:p>0,00%</text:p>
          </table:table-cell>
          <table:table-cell table:formula="of:=(1-[.H14])*[.$B$3]" office:value-type="currency" office:currency="EUR" office:value="120" calcext:value-type="currency">
            <text:p>120 €</text:p>
          </table:table-cell>
          <table:table-cell table:formula="of:=[.I14]-[.E1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ossibl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F</text:p>
          </table:table-cell>
          <table:table-cell office:value-type="date" office:date-value="1995-08-30" calcext:value-type="date">
            <text:p>30/08/95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15])" office:value-type="float" office:value="21" calcext:value-type="float">
            <text:p>21</text:p>
          </table:table-cell>
          <table:table-cell table:formula="of:=IF([.F15]&lt;[.$B$5];[.$B$6];IF([.F15]&lt;[.$C$5];[.$C$6];[.$D$6]))" office:value-type="string" office:string-value="junior" calcext:value-type="string">
            <text:p>junior</text:p>
          </table:table-cell>
          <table:table-cell table:formula="of:=IF([.F15]&lt;[.$B$5];[.$B$7];IF([.F15]&lt;[.$C$5];[.$C$7];[.$D$7]))" office:value-type="percentage" office:value="0.4" calcext:value-type="percentage">
            <text:p>40,00%</text:p>
          </table:table-cell>
          <table:table-cell table:formula="of:=(1-[.H15])*[.$B$3]" office:value-type="currency" office:currency="EUR" office:value="72" calcext:value-type="currency">
            <text:p>72 €</text:p>
          </table:table-cell>
          <table:table-cell table:formula="of:=[.I15]-[.E15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Fessonro</text:p>
          </table:table-cell>
          <table:table-cell office:value-type="string" calcext:value-type="string">
            <text:p>Adèle</text:p>
          </table:table-cell>
          <table:table-cell office:value-type="string" calcext:value-type="string">
            <text:p>G</text:p>
          </table:table-cell>
          <table:table-cell office:value-type="date" office:date-value="1973-12-01" calcext:value-type="date">
            <text:p>01/12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6])" office:value-type="float" office:value="43" calcext:value-type="float">
            <text:p>43</text:p>
          </table:table-cell>
          <table:table-cell table:formula="of:=IF([.F16]&lt;[.$B$5];[.$B$6];IF([.F16]&lt;[.$C$5];[.$C$6];[.$D$6]))" office:value-type="string" office:string-value="adulte" calcext:value-type="string">
            <text:p>adulte</text:p>
          </table:table-cell>
          <table:table-cell table:formula="of:=IF([.F16]&lt;[.$B$5];[.$B$7];IF([.F16]&lt;[.$C$5];[.$C$7];[.$D$7]))" office:value-type="percentage" office:value="0" calcext:value-type="percentage">
            <text:p>0,00%</text:p>
          </table:table-cell>
          <table:table-cell table:formula="of:=(1-[.H16])*[.$B$3]" office:value-type="currency" office:currency="EUR" office:value="120" calcext:value-type="currency">
            <text:p>120 €</text:p>
          </table:table-cell>
          <table:table-cell table:formula="of:=[.I16]-[.E1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rve</text:p>
          </table:table-cell>
          <table:table-cell office:value-type="string" calcext:value-type="string">
            <text:p>Aimé</text:p>
          </table:table-cell>
          <table:table-cell office:value-type="string" calcext:value-type="string">
            <text:p>F</text:p>
          </table:table-cell>
          <table:table-cell office:value-type="date" office:date-value="1981-06-09" calcext:value-type="date">
            <text:p>09/06/8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7])" office:value-type="float" office:value="35" calcext:value-type="float">
            <text:p>35</text:p>
          </table:table-cell>
          <table:table-cell table:formula="of:=IF([.F17]&lt;[.$B$5];[.$B$6];IF([.F17]&lt;[.$C$5];[.$C$6];[.$D$6]))" office:value-type="string" office:string-value="adulte" calcext:value-type="string">
            <text:p>adulte</text:p>
          </table:table-cell>
          <table:table-cell table:formula="of:=IF([.F17]&lt;[.$B$5];[.$B$7];IF([.F17]&lt;[.$C$5];[.$C$7];[.$D$7]))" office:value-type="percentage" office:value="0" calcext:value-type="percentage">
            <text:p>0,00%</text:p>
          </table:table-cell>
          <table:table-cell table:formula="of:=(1-[.H17])*[.$B$3]" office:value-type="currency" office:currency="EUR" office:value="120" calcext:value-type="currency">
            <text:p>120 €</text:p>
          </table:table-cell>
          <table:table-cell table:formula="of:=[.I17]-[.E1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aporte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G</text:p>
          </table:table-cell>
          <table:table-cell office:value-type="date" office:date-value="1992-05-05" calcext:value-type="date">
            <text:p>05/05/92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8])" office:value-type="float" office:value="24" calcext:value-type="float">
            <text:p>24</text:p>
          </table:table-cell>
          <table:table-cell table:formula="of:=IF([.F18]&lt;[.$B$5];[.$B$6];IF([.F18]&lt;[.$C$5];[.$C$6];[.$D$6]))" office:value-type="string" office:string-value="junior" calcext:value-type="string">
            <text:p>junior</text:p>
          </table:table-cell>
          <table:table-cell table:formula="of:=IF([.F18]&lt;[.$B$5];[.$B$7];IF([.F18]&lt;[.$C$5];[.$C$7];[.$D$7]))" office:value-type="percentage" office:value="0.4" calcext:value-type="percentage">
            <text:p>40,00%</text:p>
          </table:table-cell>
          <table:table-cell table:formula="of:=(1-[.H18])*[.$B$3]" office:value-type="currency" office:currency="EUR" office:value="72" calcext:value-type="currency">
            <text:p>72 €</text:p>
          </table:table-cell>
          <table:table-cell table:formula="of:=[.I18]-[.E1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uf Sang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</text:p>
          </table:table-cell>
          <table:table-cell office:value-type="date" office:date-value="1985-12-17" calcext:value-type="date">
            <text:p>17/12/85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19])" office:value-type="float" office:value="31" calcext:value-type="float">
            <text:p>31</text:p>
          </table:table-cell>
          <table:table-cell table:formula="of:=IF([.F19]&lt;[.$B$5];[.$B$6];IF([.F19]&lt;[.$C$5];[.$C$6];[.$D$6]))" office:value-type="string" office:string-value="adulte" calcext:value-type="string">
            <text:p>adulte</text:p>
          </table:table-cell>
          <table:table-cell table:formula="of:=IF([.F19]&lt;[.$B$5];[.$B$7];IF([.F19]&lt;[.$C$5];[.$C$7];[.$D$7]))" office:value-type="percentage" office:value="0" calcext:value-type="percentage">
            <text:p>0,00%</text:p>
          </table:table-cell>
          <table:table-cell table:formula="of:=(1-[.H19])*[.$B$3]" office:value-type="currency" office:currency="EUR" office:value="120" calcext:value-type="currency">
            <text:p>120 €</text:p>
          </table:table-cell>
          <table:table-cell table:formula="of:=[.I19]-[.E19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Contraire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F</text:p>
          </table:table-cell>
          <table:table-cell office:value-type="date" office:date-value="1992-07-08" calcext:value-type="date">
            <text:p>08/07/92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20])" office:value-type="float" office:value="24" calcext:value-type="float">
            <text:p>24</text:p>
          </table:table-cell>
          <table:table-cell table:formula="of:=IF([.F20]&lt;[.$B$5];[.$B$6];IF([.F20]&lt;[.$C$5];[.$C$6];[.$D$6]))" office:value-type="string" office:string-value="junior" calcext:value-type="string">
            <text:p>junior</text:p>
          </table:table-cell>
          <table:table-cell table:formula="of:=IF([.F20]&lt;[.$B$5];[.$B$7];IF([.F20]&lt;[.$C$5];[.$C$7];[.$D$7]))" office:value-type="percentage" office:value="0.4" calcext:value-type="percentage">
            <text:p>40,00%</text:p>
          </table:table-cell>
          <table:table-cell table:formula="of:=(1-[.H20])*[.$B$3]" office:value-type="currency" office:currency="EUR" office:value="72" calcext:value-type="currency">
            <text:p>72 €</text:p>
          </table:table-cell>
          <table:table-cell table:formula="of:=[.I20]-[.E20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Tinople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F</text:p>
          </table:table-cell>
          <table:table-cell office:value-type="date" office:date-value="2004-06-24" calcext:value-type="date">
            <text:p>24/06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21])" office:value-type="float" office:value="12" calcext:value-type="float">
            <text:p>12</text:p>
          </table:table-cell>
          <table:table-cell table:formula="of:=IF([.F21]&lt;[.$B$5];[.$B$6];IF([.F21]&lt;[.$C$5];[.$C$6];[.$D$6]))" office:value-type="string" office:string-value="junior" calcext:value-type="string">
            <text:p>junior</text:p>
          </table:table-cell>
          <table:table-cell table:formula="of:=IF([.F21]&lt;[.$B$5];[.$B$7];IF([.F21]&lt;[.$C$5];[.$C$7];[.$D$7]))" office:value-type="percentage" office:value="0.4" calcext:value-type="percentage">
            <text:p>40,00%</text:p>
          </table:table-cell>
          <table:table-cell table:formula="of:=(1-[.H21])*[.$B$3]" office:value-type="currency" office:currency="EUR" office:value="72" calcext:value-type="currency">
            <text:p>72 €</text:p>
          </table:table-cell>
          <table:table-cell table:formula="of:=[.I21]-[.E2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ssicmonpote</text:p>
          </table:table-cell>
          <table:table-cell office:value-type="string" calcext:value-type="string">
            <text:p>Thècle</text:p>
          </table:table-cell>
          <table:table-cell office:value-type="string" calcext:value-type="string">
            <text:p>F</text:p>
          </table:table-cell>
          <table:table-cell office:value-type="date" office:date-value="1956-01-21" calcext:value-type="date">
            <text:p>21/01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2])" office:value-type="float" office:value="60" calcext:value-type="float">
            <text:p>60</text:p>
          </table:table-cell>
          <table:table-cell table:formula="of:=IF([.F22]&lt;[.$B$5];[.$B$6];IF([.F22]&lt;[.$C$5];[.$C$6];[.$D$6]))" office:value-type="string" office:string-value="adulte" calcext:value-type="string">
            <text:p>adulte</text:p>
          </table:table-cell>
          <table:table-cell table:formula="of:=IF([.F22]&lt;[.$B$5];[.$B$7];IF([.F22]&lt;[.$C$5];[.$C$7];[.$D$7]))" office:value-type="percentage" office:value="0" calcext:value-type="percentage">
            <text:p>0,00%</text:p>
          </table:table-cell>
          <table:table-cell table:formula="of:=(1-[.H22])*[.$B$3]" office:value-type="currency" office:currency="EUR" office:value="120" calcext:value-type="currency">
            <text:p>120 €</text:p>
          </table:table-cell>
          <table:table-cell table:formula="of:=[.I22]-[.E2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donaideux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F</text:p>
          </table:table-cell>
          <table:table-cell office:value-type="date" office:date-value="1990-02-17" calcext:value-type="date">
            <text:p>17/02/90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23])" office:value-type="float" office:value="26" calcext:value-type="float">
            <text:p>26</text:p>
          </table:table-cell>
          <table:table-cell table:formula="of:=IF([.F23]&lt;[.$B$5];[.$B$6];IF([.F23]&lt;[.$C$5];[.$C$6];[.$D$6]))" office:value-type="string" office:string-value="adulte" calcext:value-type="string">
            <text:p>adulte</text:p>
          </table:table-cell>
          <table:table-cell table:formula="of:=IF([.F23]&lt;[.$B$5];[.$B$7];IF([.F23]&lt;[.$C$5];[.$C$7];[.$D$7]))" office:value-type="percentage" office:value="0" calcext:value-type="percentage">
            <text:p>0,00%</text:p>
          </table:table-cell>
          <table:table-cell table:formula="of:=(1-[.H23])*[.$B$3]" office:value-type="currency" office:currency="EUR" office:value="120" calcext:value-type="currency">
            <text:p>120 €</text:p>
          </table:table-cell>
          <table:table-cell table:formula="of:=[.I23]-[.E23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Aniaitalettre</text:p>
          </table:table-cell>
          <table:table-cell office:value-type="string" calcext:value-type="string">
            <text:p>Jérôme</text:p>
          </table:table-cell>
          <table:table-cell office:value-type="string" calcext:value-type="string">
            <text:p>F</text:p>
          </table:table-cell>
          <table:table-cell office:value-type="date" office:date-value="1951-05-03" calcext:value-type="date">
            <text:p>03/05/51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24])" office:value-type="float" office:value="65" calcext:value-type="float">
            <text:p>65</text:p>
          </table:table-cell>
          <table:table-cell table:formula="of:=IF([.F24]&lt;[.$B$5];[.$B$6];IF([.F24]&lt;[.$C$5];[.$C$6];[.$D$6]))" office:value-type="string" office:string-value="senior" calcext:value-type="string">
            <text:p>senior</text:p>
          </table:table-cell>
          <table:table-cell table:formula="of:=IF([.F24]&lt;[.$B$5];[.$B$7];IF([.F24]&lt;[.$C$5];[.$C$7];[.$D$7]))" office:value-type="percentage" office:value="0.2" calcext:value-type="percentage">
            <text:p>20,00%</text:p>
          </table:table-cell>
          <table:table-cell table:formula="of:=(1-[.H24])*[.$B$3]" office:value-type="currency" office:currency="EUR" office:value="96" calcext:value-type="currency">
            <text:p>96 €</text:p>
          </table:table-cell>
          <table:table-cell table:formula="of:=[.I24]-[.E2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aitraijeune</text:p>
          </table:table-cell>
          <table:table-cell office:value-type="string" calcext:value-type="string">
            <text:p>Thérèse</text:p>
          </table:table-cell>
          <table:table-cell office:value-type="string" calcext:value-type="string">
            <text:p>F</text:p>
          </table:table-cell>
          <table:table-cell office:value-type="date" office:date-value="1954-12-20" calcext:value-type="date">
            <text:p>20/12/5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5])" office:value-type="float" office:value="62" calcext:value-type="float">
            <text:p>62</text:p>
          </table:table-cell>
          <table:table-cell table:formula="of:=IF([.F25]&lt;[.$B$5];[.$B$6];IF([.F25]&lt;[.$C$5];[.$C$6];[.$D$6]))" office:value-type="string" office:string-value="adulte" calcext:value-type="string">
            <text:p>adulte</text:p>
          </table:table-cell>
          <table:table-cell table:formula="of:=IF([.F25]&lt;[.$B$5];[.$B$7];IF([.F25]&lt;[.$C$5];[.$C$7];[.$D$7]))" office:value-type="percentage" office:value="0" calcext:value-type="percentage">
            <text:p>0,00%</text:p>
          </table:table-cell>
          <table:table-cell table:formula="of:=(1-[.H25])*[.$B$3]" office:value-type="currency" office:currency="EUR" office:value="120" calcext:value-type="currency">
            <text:p>120 €</text:p>
          </table:table-cell>
          <table:table-cell table:formula="of:=[.I25]-[.E2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outte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F</text:p>
          </table:table-cell>
          <table:table-cell office:value-type="date" office:date-value="1975-10-16" calcext:value-type="date">
            <text:p>16/10/7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6])" office:value-type="float" office:value="41" calcext:value-type="float">
            <text:p>41</text:p>
          </table:table-cell>
          <table:table-cell table:formula="of:=IF([.F26]&lt;[.$B$5];[.$B$6];IF([.F26]&lt;[.$C$5];[.$C$6];[.$D$6]))" office:value-type="string" office:string-value="adulte" calcext:value-type="string">
            <text:p>adulte</text:p>
          </table:table-cell>
          <table:table-cell table:formula="of:=IF([.F26]&lt;[.$B$5];[.$B$7];IF([.F26]&lt;[.$C$5];[.$C$7];[.$D$7]))" office:value-type="percentage" office:value="0" calcext:value-type="percentage">
            <text:p>0,00%</text:p>
          </table:table-cell>
          <table:table-cell table:formula="of:=(1-[.H26])*[.$B$3]" office:value-type="currency" office:currency="EUR" office:value="120" calcext:value-type="currency">
            <text:p>120 €</text:p>
          </table:table-cell>
          <table:table-cell table:formula="of:=[.I26]-[.E2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au</text:p>
          </table:table-cell>
          <table:table-cell office:value-type="string" calcext:value-type="string">
            <text:p>Léger</text:p>
          </table:table-cell>
          <table:table-cell office:value-type="string" calcext:value-type="string">
            <text:p>F</text:p>
          </table:table-cell>
          <table:table-cell office:value-type="date" office:date-value="1951-06-13" calcext:value-type="date">
            <text:p>13/06/51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27])" office:value-type="float" office:value="65" calcext:value-type="float">
            <text:p>65</text:p>
          </table:table-cell>
          <table:table-cell table:formula="of:=IF([.F27]&lt;[.$B$5];[.$B$6];IF([.F27]&lt;[.$C$5];[.$C$6];[.$D$6]))" office:value-type="string" office:string-value="senior" calcext:value-type="string">
            <text:p>senior</text:p>
          </table:table-cell>
          <table:table-cell table:formula="of:=IF([.F27]&lt;[.$B$5];[.$B$7];IF([.F27]&lt;[.$C$5];[.$C$7];[.$D$7]))" office:value-type="percentage" office:value="0.2" calcext:value-type="percentage">
            <text:p>20,00%</text:p>
          </table:table-cell>
          <table:table-cell table:formula="of:=(1-[.H27])*[.$B$3]" office:value-type="currency" office:currency="EUR" office:value="96" calcext:value-type="currency">
            <text:p>96 €</text:p>
          </table:table-cell>
          <table:table-cell table:formula="of:=[.I27]-[.E27]" office:value-type="currency" office:currency="EUR" office:value="48" calcext:value-type="currency">
            <text:p>48 €</text:p>
          </table:table-cell>
        </table:table-row>
        <table:table-row table:style-name="ro2">
          <table:table-cell office:value-type="string" calcext:value-type="string">
            <text:p>Deulisse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F</text:p>
          </table:table-cell>
          <table:table-cell office:value-type="date" office:date-value="1980-06-19" calcext:value-type="date">
            <text:p>19/06/8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8])" office:value-type="float" office:value="36" calcext:value-type="float">
            <text:p>36</text:p>
          </table:table-cell>
          <table:table-cell table:formula="of:=IF([.F28]&lt;[.$B$5];[.$B$6];IF([.F28]&lt;[.$C$5];[.$C$6];[.$D$6]))" office:value-type="string" office:string-value="adulte" calcext:value-type="string">
            <text:p>adulte</text:p>
          </table:table-cell>
          <table:table-cell table:formula="of:=IF([.F28]&lt;[.$B$5];[.$B$7];IF([.F28]&lt;[.$C$5];[.$C$7];[.$D$7]))" office:value-type="percentage" office:value="0" calcext:value-type="percentage">
            <text:p>0,00%</text:p>
          </table:table-cell>
          <table:table-cell table:formula="of:=(1-[.H28])*[.$B$3]" office:value-type="currency" office:currency="EUR" office:value="120" calcext:value-type="currency">
            <text:p>120 €</text:p>
          </table:table-cell>
          <table:table-cell table:formula="of:=[.I28]-[.E2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euleurido</text:p>
          </table:table-cell>
          <table:table-cell office:value-type="string" calcext:value-type="string">
            <text:p>Firmin</text:p>
          </table:table-cell>
          <table:table-cell office:value-type="string" calcext:value-type="string">
            <text:p>F</text:p>
          </table:table-cell>
          <table:table-cell office:value-type="date" office:date-value="1984-08-04" calcext:value-type="date">
            <text:p>04/08/8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9])" office:value-type="float" office:value="32" calcext:value-type="float">
            <text:p>32</text:p>
          </table:table-cell>
          <table:table-cell table:formula="of:=IF([.F29]&lt;[.$B$5];[.$B$6];IF([.F29]&lt;[.$C$5];[.$C$6];[.$D$6]))" office:value-type="string" office:string-value="adulte" calcext:value-type="string">
            <text:p>adulte</text:p>
          </table:table-cell>
          <table:table-cell table:formula="of:=IF([.F29]&lt;[.$B$5];[.$B$7];IF([.F29]&lt;[.$C$5];[.$C$7];[.$D$7]))" office:value-type="percentage" office:value="0" calcext:value-type="percentage">
            <text:p>0,00%</text:p>
          </table:table-cell>
          <table:table-cell table:formula="of:=(1-[.H29])*[.$B$3]" office:value-type="currency" office:currency="EUR" office:value="120" calcext:value-type="currency">
            <text:p>120 €</text:p>
          </table:table-cell>
          <table:table-cell table:formula="of:=[.I29]-[.E2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baitiz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F</text:p>
          </table:table-cell>
          <table:table-cell office:value-type="date" office:date-value="1983-02-27" calcext:value-type="date">
            <text:p>27/02/83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0])" office:value-type="float" office:value="33" calcext:value-type="float">
            <text:p>33</text:p>
          </table:table-cell>
          <table:table-cell table:formula="of:=IF([.F30]&lt;[.$B$5];[.$B$6];IF([.F30]&lt;[.$C$5];[.$C$6];[.$D$6]))" office:value-type="string" office:string-value="adulte" calcext:value-type="string">
            <text:p>adulte</text:p>
          </table:table-cell>
          <table:table-cell table:formula="of:=IF([.F30]&lt;[.$B$5];[.$B$7];IF([.F30]&lt;[.$C$5];[.$C$7];[.$D$7]))" office:value-type="percentage" office:value="0" calcext:value-type="percentage">
            <text:p>0,00%</text:p>
          </table:table-cell>
          <table:table-cell table:formula="of:=(1-[.H30])*[.$B$3]" office:value-type="currency" office:currency="EUR" office:value="120" calcext:value-type="currency">
            <text:p>120 €</text:p>
          </table:table-cell>
          <table:table-cell table:formula="of:=[.I30]-[.E30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ssaifaite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F</text:p>
          </table:table-cell>
          <table:table-cell office:value-type="date" office:date-value="1952-01-11" calcext:value-type="date">
            <text:p>11/01/5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1])" office:value-type="float" office:value="64" calcext:value-type="float">
            <text:p>64</text:p>
          </table:table-cell>
          <table:table-cell table:formula="of:=IF([.F31]&lt;[.$B$5];[.$B$6];IF([.F31]&lt;[.$C$5];[.$C$6];[.$D$6]))" office:value-type="string" office:string-value="adulte" calcext:value-type="string">
            <text:p>adulte</text:p>
          </table:table-cell>
          <table:table-cell table:formula="of:=IF([.F31]&lt;[.$B$5];[.$B$7];IF([.F31]&lt;[.$C$5];[.$C$7];[.$D$7]))" office:value-type="percentage" office:value="0" calcext:value-type="percentage">
            <text:p>0,00%</text:p>
          </table:table-cell>
          <table:table-cell table:formula="of:=(1-[.H31])*[.$B$3]" office:value-type="currency" office:currency="EUR" office:value="120" calcext:value-type="currency">
            <text:p>120 €</text:p>
          </table:table-cell>
          <table:table-cell table:formula="of:=[.I31]-[.E31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Eulssai</text:p>
          </table:table-cell>
          <table:table-cell office:value-type="string" calcext:value-type="string">
            <text:p>Edwige</text:p>
          </table:table-cell>
          <table:table-cell office:value-type="string" calcext:value-type="string">
            <text:p>G</text:p>
          </table:table-cell>
          <table:table-cell office:value-type="date" office:date-value="1973-06-10" calcext:value-type="date">
            <text:p>10/06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2])" office:value-type="float" office:value="43" calcext:value-type="float">
            <text:p>43</text:p>
          </table:table-cell>
          <table:table-cell table:formula="of:=IF([.F32]&lt;[.$B$5];[.$B$6];IF([.F32]&lt;[.$C$5];[.$C$6];[.$D$6]))" office:value-type="string" office:string-value="adulte" calcext:value-type="string">
            <text:p>adulte</text:p>
          </table:table-cell>
          <table:table-cell table:formula="of:=IF([.F32]&lt;[.$B$5];[.$B$7];IF([.F32]&lt;[.$C$5];[.$C$7];[.$D$7]))" office:value-type="percentage" office:value="0" calcext:value-type="percentage">
            <text:p>0,00%</text:p>
          </table:table-cell>
          <table:table-cell table:formula="of:=(1-[.H32])*[.$B$3]" office:value-type="currency" office:currency="EUR" office:value="120" calcext:value-type="currency">
            <text:p>120 €</text:p>
          </table:table-cell>
          <table:table-cell table:formula="of:=[.I32]-[.E3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rne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G</text:p>
          </table:table-cell>
          <table:table-cell office:value-type="date" office:date-value="2005-03-21" calcext:value-type="date">
            <text:p>21/03/0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33])" office:value-type="float" office:value="11" calcext:value-type="float">
            <text:p>11</text:p>
          </table:table-cell>
          <table:table-cell table:formula="of:=IF([.F33]&lt;[.$B$5];[.$B$6];IF([.F33]&lt;[.$C$5];[.$C$6];[.$D$6]))" office:value-type="string" office:string-value="junior" calcext:value-type="string">
            <text:p>junior</text:p>
          </table:table-cell>
          <table:table-cell table:formula="of:=IF([.F33]&lt;[.$B$5];[.$B$7];IF([.F33]&lt;[.$C$5];[.$C$7];[.$D$7]))" office:value-type="percentage" office:value="0.4" calcext:value-type="percentage">
            <text:p>40,00%</text:p>
          </table:table-cell>
          <table:table-cell table:formula="of:=(1-[.H33])*[.$B$3]" office:value-type="currency" office:currency="EUR" office:value="72" calcext:value-type="currency">
            <text:p>72 €</text:p>
          </table:table-cell>
          <table:table-cell table:formula="of:=[.I33]-[.E3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anse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G</text:p>
          </table:table-cell>
          <table:table-cell office:value-type="date" office:date-value="1967-08-08" calcext:value-type="date">
            <text:p>08/08/67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4])" office:value-type="float" office:value="49" calcext:value-type="float">
            <text:p>49</text:p>
          </table:table-cell>
          <table:table-cell table:formula="of:=IF([.F34]&lt;[.$B$5];[.$B$6];IF([.F34]&lt;[.$C$5];[.$C$6];[.$D$6]))" office:value-type="string" office:string-value="adulte" calcext:value-type="string">
            <text:p>adulte</text:p>
          </table:table-cell>
          <table:table-cell table:formula="of:=IF([.F34]&lt;[.$B$5];[.$B$7];IF([.F34]&lt;[.$C$5];[.$C$7];[.$D$7]))" office:value-type="percentage" office:value="0" calcext:value-type="percentage">
            <text:p>0,00%</text:p>
          </table:table-cell>
          <table:table-cell table:formula="of:=(1-[.H34])*[.$B$3]" office:value-type="currency" office:currency="EUR" office:value="120" calcext:value-type="currency">
            <text:p>120 €</text:p>
          </table:table-cell>
          <table:table-cell table:formula="of:=[.I34]-[.E34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Oleihome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G</text:p>
          </table:table-cell>
          <table:table-cell office:value-type="date" office:date-value="1968-01-03" calcext:value-type="date">
            <text:p>03/01/6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5])" office:value-type="float" office:value="48" calcext:value-type="float">
            <text:p>48</text:p>
          </table:table-cell>
          <table:table-cell table:formula="of:=IF([.F35]&lt;[.$B$5];[.$B$6];IF([.F35]&lt;[.$C$5];[.$C$6];[.$D$6]))" office:value-type="string" office:string-value="adulte" calcext:value-type="string">
            <text:p>adulte</text:p>
          </table:table-cell>
          <table:table-cell table:formula="of:=IF([.F35]&lt;[.$B$5];[.$B$7];IF([.F35]&lt;[.$C$5];[.$C$7];[.$D$7]))" office:value-type="percentage" office:value="0" calcext:value-type="percentage">
            <text:p>0,00%</text:p>
          </table:table-cell>
          <table:table-cell table:formula="of:=(1-[.H35])*[.$B$3]" office:value-type="currency" office:currency="EUR" office:value="120" calcext:value-type="currency">
            <text:p>120 €</text:p>
          </table:table-cell>
          <table:table-cell table:formula="of:=[.I35]-[.E3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rinaire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G</text:p>
          </table:table-cell>
          <table:table-cell office:value-type="date" office:date-value="1999-05-19" calcext:value-type="date">
            <text:p>19/05/99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36])" office:value-type="float" office:value="17" calcext:value-type="float">
            <text:p>17</text:p>
          </table:table-cell>
          <table:table-cell table:formula="of:=IF([.F36]&lt;[.$B$5];[.$B$6];IF([.F36]&lt;[.$C$5];[.$C$6];[.$D$6]))" office:value-type="string" office:string-value="junior" calcext:value-type="string">
            <text:p>junior</text:p>
          </table:table-cell>
          <table:table-cell table:formula="of:=IF([.F36]&lt;[.$B$5];[.$B$7];IF([.F36]&lt;[.$C$5];[.$C$7];[.$D$7]))" office:value-type="percentage" office:value="0.4" calcext:value-type="percentage">
            <text:p>40,00%</text:p>
          </table:table-cell>
          <table:table-cell table:formula="of:=(1-[.H36])*[.$B$3]" office:value-type="currency" office:currency="EUR" office:value="72" calcext:value-type="currency">
            <text:p>72 €</text:p>
          </table:table-cell>
          <table:table-cell table:formula="of:=[.I36]-[.E3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ussone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</text:p>
          </table:table-cell>
          <table:table-cell office:value-type="date" office:date-value="1999-12-20" calcext:value-type="date">
            <text:p>20/12/99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37])" office:value-type="float" office:value="17" calcext:value-type="float">
            <text:p>17</text:p>
          </table:table-cell>
          <table:table-cell table:formula="of:=IF([.F37]&lt;[.$B$5];[.$B$6];IF([.F37]&lt;[.$C$5];[.$C$6];[.$D$6]))" office:value-type="string" office:string-value="junior" calcext:value-type="string">
            <text:p>junior</text:p>
          </table:table-cell>
          <table:table-cell table:formula="of:=IF([.F37]&lt;[.$B$5];[.$B$7];IF([.F37]&lt;[.$C$5];[.$C$7];[.$D$7]))" office:value-type="percentage" office:value="0.4" calcext:value-type="percentage">
            <text:p>40,00%</text:p>
          </table:table-cell>
          <table:table-cell table:formula="of:=(1-[.H37])*[.$B$3]" office:value-type="currency" office:currency="EUR" office:value="72" calcext:value-type="currency">
            <text:p>72 €</text:p>
          </table:table-cell>
          <table:table-cell table:formula="of:=[.I37]-[.E37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Ayencoin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G</text:p>
          </table:table-cell>
          <table:table-cell office:value-type="date" office:date-value="1985-03-12" calcext:value-type="date">
            <text:p>12/03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8])" office:value-type="float" office:value="31" calcext:value-type="float">
            <text:p>31</text:p>
          </table:table-cell>
          <table:table-cell table:formula="of:=IF([.F38]&lt;[.$B$5];[.$B$6];IF([.F38]&lt;[.$C$5];[.$C$6];[.$D$6]))" office:value-type="string" office:string-value="adulte" calcext:value-type="string">
            <text:p>adulte</text:p>
          </table:table-cell>
          <table:table-cell table:formula="of:=IF([.F38]&lt;[.$B$5];[.$B$7];IF([.F38]&lt;[.$C$5];[.$C$7];[.$D$7]))" office:value-type="percentage" office:value="0" calcext:value-type="percentage">
            <text:p>0,00%</text:p>
          </table:table-cell>
          <table:table-cell table:formula="of:=(1-[.H38])*[.$B$3]" office:value-type="currency" office:currency="EUR" office:value="120" calcext:value-type="currency">
            <text:p>120 €</text:p>
          </table:table-cell>
          <table:table-cell table:formula="of:=[.I38]-[.E3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tta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F</text:p>
          </table:table-cell>
          <table:table-cell office:value-type="date" office:date-value="1984-08-11" calcext:value-type="date">
            <text:p>11/08/8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9])" office:value-type="float" office:value="32" calcext:value-type="float">
            <text:p>32</text:p>
          </table:table-cell>
          <table:table-cell table:formula="of:=IF([.F39]&lt;[.$B$5];[.$B$6];IF([.F39]&lt;[.$C$5];[.$C$6];[.$D$6]))" office:value-type="string" office:string-value="adulte" calcext:value-type="string">
            <text:p>adulte</text:p>
          </table:table-cell>
          <table:table-cell table:formula="of:=IF([.F39]&lt;[.$B$5];[.$B$7];IF([.F39]&lt;[.$C$5];[.$C$7];[.$D$7]))" office:value-type="percentage" office:value="0" calcext:value-type="percentage">
            <text:p>0,00%</text:p>
          </table:table-cell>
          <table:table-cell table:formula="of:=(1-[.H39])*[.$B$3]" office:value-type="currency" office:currency="EUR" office:value="120" calcext:value-type="currency">
            <text:p>120 €</text:p>
          </table:table-cell>
          <table:table-cell table:formula="of:=[.I39]-[.E3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onte Le Poil</text:p>
          </table:table-cell>
          <table:table-cell office:value-type="string" calcext:value-type="string">
            <text:p>Geoffroy</text:p>
          </table:table-cell>
          <table:table-cell office:value-type="string" calcext:value-type="string">
            <text:p>F</text:p>
          </table:table-cell>
          <table:table-cell office:value-type="date" office:date-value="1970-06-02" calcext:value-type="date">
            <text:p>02/06/7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0])" office:value-type="float" office:value="46" calcext:value-type="float">
            <text:p>46</text:p>
          </table:table-cell>
          <table:table-cell table:formula="of:=IF([.F40]&lt;[.$B$5];[.$B$6];IF([.F40]&lt;[.$C$5];[.$C$6];[.$D$6]))" office:value-type="string" office:string-value="adulte" calcext:value-type="string">
            <text:p>adulte</text:p>
          </table:table-cell>
          <table:table-cell table:formula="of:=IF([.F40]&lt;[.$B$5];[.$B$7];IF([.F40]&lt;[.$C$5];[.$C$7];[.$D$7]))" office:value-type="percentage" office:value="0" calcext:value-type="percentage">
            <text:p>0,00%</text:p>
          </table:table-cell>
          <table:table-cell table:formula="of:=(1-[.H40])*[.$B$3]" office:value-type="currency" office:currency="EUR" office:value="120" calcext:value-type="currency">
            <text:p>120 €</text:p>
          </table:table-cell>
          <table:table-cell table:formula="of:=[.I40]-[.E4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eusseussoir</text:p>
          </table:table-cell>
          <table:table-cell office:value-type="string" calcext:value-type="string">
            <text:p>Saturnin</text:p>
          </table:table-cell>
          <table:table-cell office:value-type="string" calcext:value-type="string">
            <text:p>F</text:p>
          </table:table-cell>
          <table:table-cell office:value-type="date" office:date-value="1950-12-03" calcext:value-type="date">
            <text:p>03/12/50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41])" office:value-type="float" office:value="66" calcext:value-type="float">
            <text:p>66</text:p>
          </table:table-cell>
          <table:table-cell table:formula="of:=IF([.F41]&lt;[.$B$5];[.$B$6];IF([.F41]&lt;[.$C$5];[.$C$6];[.$D$6]))" office:value-type="string" office:string-value="senior" calcext:value-type="string">
            <text:p>senior</text:p>
          </table:table-cell>
          <table:table-cell table:formula="of:=IF([.F41]&lt;[.$B$5];[.$B$7];IF([.F41]&lt;[.$C$5];[.$C$7];[.$D$7]))" office:value-type="percentage" office:value="0.2" calcext:value-type="percentage">
            <text:p>20,00%</text:p>
          </table:table-cell>
          <table:table-cell table:formula="of:=(1-[.H41])*[.$B$3]" office:value-type="currency" office:currency="EUR" office:value="96" calcext:value-type="currency">
            <text:p>96 €</text:p>
          </table:table-cell>
          <table:table-cell table:formula="of:=[.I41]-[.E41]" office:value-type="currency" office:currency="EUR" office:value="48" calcext:value-type="currency">
            <text:p>48 €</text:p>
          </table:table-cell>
        </table:table-row>
        <table:table-row table:style-name="ro2">
          <table:table-cell office:value-type="string" calcext:value-type="string">
            <text:p>Sansonner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</text:p>
          </table:table-cell>
          <table:table-cell office:value-type="date" office:date-value="2005-01-02" calcext:value-type="date">
            <text:p>02/01/0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2])" office:value-type="float" office:value="11" calcext:value-type="float">
            <text:p>11</text:p>
          </table:table-cell>
          <table:table-cell table:formula="of:=IF([.F42]&lt;[.$B$5];[.$B$6];IF([.F42]&lt;[.$C$5];[.$C$6];[.$D$6]))" office:value-type="string" office:string-value="junior" calcext:value-type="string">
            <text:p>junior</text:p>
          </table:table-cell>
          <table:table-cell table:formula="of:=IF([.F42]&lt;[.$B$5];[.$B$7];IF([.F42]&lt;[.$C$5];[.$C$7];[.$D$7]))" office:value-type="percentage" office:value="0.4" calcext:value-type="percentage">
            <text:p>40,00%</text:p>
          </table:table-cell>
          <table:table-cell table:formula="of:=(1-[.H42])*[.$B$3]" office:value-type="currency" office:currency="EUR" office:value="72" calcext:value-type="currency">
            <text:p>72 €</text:p>
          </table:table-cell>
          <table:table-cell table:formula="of:=[.I42]-[.E4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anfraper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G</text:p>
          </table:table-cell>
          <table:table-cell office:value-type="date" office:date-value="1960-03-21" calcext:value-type="date">
            <text:p>21/03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3])" office:value-type="float" office:value="56" calcext:value-type="float">
            <text:p>56</text:p>
          </table:table-cell>
          <table:table-cell table:formula="of:=IF([.F43]&lt;[.$B$5];[.$B$6];IF([.F43]&lt;[.$C$5];[.$C$6];[.$D$6]))" office:value-type="string" office:string-value="adulte" calcext:value-type="string">
            <text:p>adulte</text:p>
          </table:table-cell>
          <table:table-cell table:formula="of:=IF([.F43]&lt;[.$B$5];[.$B$7];IF([.F43]&lt;[.$C$5];[.$C$7];[.$D$7]))" office:value-type="percentage" office:value="0" calcext:value-type="percentage">
            <text:p>0,00%</text:p>
          </table:table-cell>
          <table:table-cell table:formula="of:=(1-[.H43])*[.$B$3]" office:value-type="currency" office:currency="EUR" office:value="120" calcext:value-type="currency">
            <text:p>120 €</text:p>
          </table:table-cell>
          <table:table-cell table:formula="of:=[.I43]-[.E4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urine</text:p>
          </table:table-cell>
          <table:table-cell office:value-type="string" calcext:value-type="string">
            <text:p>Anne-Alice</text:p>
          </table:table-cell>
          <table:table-cell office:value-type="string" calcext:value-type="string">
            <text:p>F</text:p>
          </table:table-cell>
          <table:table-cell office:value-type="date" office:date-value="1946-10-20" calcext:value-type="date">
            <text:p>20/10/46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44])" office:value-type="float" office:value="70" calcext:value-type="float">
            <text:p>70</text:p>
          </table:table-cell>
          <table:table-cell table:formula="of:=IF([.F44]&lt;[.$B$5];[.$B$6];IF([.F44]&lt;[.$C$5];[.$C$6];[.$D$6]))" office:value-type="string" office:string-value="senior" calcext:value-type="string">
            <text:p>senior</text:p>
          </table:table-cell>
          <table:table-cell table:formula="of:=IF([.F44]&lt;[.$B$5];[.$B$7];IF([.F44]&lt;[.$C$5];[.$C$7];[.$D$7]))" office:value-type="percentage" office:value="0.2" calcext:value-type="percentage">
            <text:p>20,00%</text:p>
          </table:table-cell>
          <table:table-cell table:formula="of:=(1-[.H44])*[.$B$3]" office:value-type="currency" office:currency="EUR" office:value="96" calcext:value-type="currency">
            <text:p>96 €</text:p>
          </table:table-cell>
          <table:table-cell table:formula="of:=[.I44]-[.E4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ussan</text:p>
          </table:table-cell>
          <table:table-cell office:value-type="string" calcext:value-type="string">
            <text:p>Anne-Alice</text:p>
          </table:table-cell>
          <table:table-cell office:value-type="string" calcext:value-type="string">
            <text:p>F</text:p>
          </table:table-cell>
          <table:table-cell office:value-type="date" office:date-value="1969-01-07" calcext:value-type="date">
            <text:p>07/01/69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45])" office:value-type="float" office:value="47" calcext:value-type="float">
            <text:p>47</text:p>
          </table:table-cell>
          <table:table-cell table:formula="of:=IF([.F45]&lt;[.$B$5];[.$B$6];IF([.F45]&lt;[.$C$5];[.$C$6];[.$D$6]))" office:value-type="string" office:string-value="adulte" calcext:value-type="string">
            <text:p>adulte</text:p>
          </table:table-cell>
          <table:table-cell table:formula="of:=IF([.F45]&lt;[.$B$5];[.$B$7];IF([.F45]&lt;[.$C$5];[.$C$7];[.$D$7]))" office:value-type="percentage" office:value="0" calcext:value-type="percentage">
            <text:p>0,00%</text:p>
          </table:table-cell>
          <table:table-cell table:formula="of:=(1-[.H45])*[.$B$3]" office:value-type="currency" office:currency="EUR" office:value="120" calcext:value-type="currency">
            <text:p>120 €</text:p>
          </table:table-cell>
          <table:table-cell table:formula="of:=[.I45]-[.E45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Baul</text:p>
          </table:table-cell>
          <table:table-cell office:value-type="string" calcext:value-type="string">
            <text:p>Gérald</text:p>
          </table:table-cell>
          <table:table-cell office:value-type="string" calcext:value-type="string">
            <text:p>G</text:p>
          </table:table-cell>
          <table:table-cell office:value-type="date" office:date-value="2004-01-01" calcext:value-type="date">
            <text:p>01/01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6])" office:value-type="float" office:value="12" calcext:value-type="float">
            <text:p>12</text:p>
          </table:table-cell>
          <table:table-cell table:formula="of:=IF([.F46]&lt;[.$B$5];[.$B$6];IF([.F46]&lt;[.$C$5];[.$C$6];[.$D$6]))" office:value-type="string" office:string-value="junior" calcext:value-type="string">
            <text:p>junior</text:p>
          </table:table-cell>
          <table:table-cell table:formula="of:=IF([.F46]&lt;[.$B$5];[.$B$7];IF([.F46]&lt;[.$C$5];[.$C$7];[.$D$7]))" office:value-type="percentage" office:value="0.4" calcext:value-type="percentage">
            <text:p>40,00%</text:p>
          </table:table-cell>
          <table:table-cell table:formula="of:=(1-[.H46])*[.$B$3]" office:value-type="currency" office:currency="EUR" office:value="72" calcext:value-type="currency">
            <text:p>72 €</text:p>
          </table:table-cell>
          <table:table-cell table:formula="of:=[.I46]-[.E4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ayard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F</text:p>
          </table:table-cell>
          <table:table-cell office:value-type="date" office:date-value="1973-12-20" calcext:value-type="date">
            <text:p>20/12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7])" office:value-type="float" office:value="43" calcext:value-type="float">
            <text:p>43</text:p>
          </table:table-cell>
          <table:table-cell table:formula="of:=IF([.F47]&lt;[.$B$5];[.$B$6];IF([.F47]&lt;[.$C$5];[.$C$6];[.$D$6]))" office:value-type="string" office:string-value="adulte" calcext:value-type="string">
            <text:p>adulte</text:p>
          </table:table-cell>
          <table:table-cell table:formula="of:=IF([.F47]&lt;[.$B$5];[.$B$7];IF([.F47]&lt;[.$C$5];[.$C$7];[.$D$7]))" office:value-type="percentage" office:value="0" calcext:value-type="percentage">
            <text:p>0,00%</text:p>
          </table:table-cell>
          <table:table-cell table:formula="of:=(1-[.H47])*[.$B$3]" office:value-type="currency" office:currency="EUR" office:value="120" calcext:value-type="currency">
            <text:p>120 €</text:p>
          </table:table-cell>
          <table:table-cell table:formula="of:=[.I47]-[.E4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Bienlepeti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G</text:p>
          </table:table-cell>
          <table:table-cell office:value-type="date" office:date-value="2004-03-05" calcext:value-type="date">
            <text:p>05/03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8])" office:value-type="float" office:value="12" calcext:value-type="float">
            <text:p>12</text:p>
          </table:table-cell>
          <table:table-cell table:formula="of:=IF([.F48]&lt;[.$B$5];[.$B$6];IF([.F48]&lt;[.$C$5];[.$C$6];[.$D$6]))" office:value-type="string" office:string-value="junior" calcext:value-type="string">
            <text:p>junior</text:p>
          </table:table-cell>
          <table:table-cell table:formula="of:=IF([.F48]&lt;[.$B$5];[.$B$7];IF([.F48]&lt;[.$C$5];[.$C$7];[.$D$7]))" office:value-type="percentage" office:value="0.4" calcext:value-type="percentage">
            <text:p>40,00%</text:p>
          </table:table-cell>
          <table:table-cell table:formula="of:=(1-[.H48])*[.$B$3]" office:value-type="currency" office:currency="EUR" office:value="72" calcext:value-type="currency">
            <text:p>72 €</text:p>
          </table:table-cell>
          <table:table-cell table:formula="of:=[.I48]-[.E4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Eumoileu</text:p>
          </table:table-cell>
          <table:table-cell office:value-type="string" calcext:value-type="string">
            <text:p>Odile</text:p>
          </table:table-cell>
          <table:table-cell office:value-type="string" calcext:value-type="string">
            <text:p>F</text:p>
          </table:table-cell>
          <table:table-cell office:value-type="date" office:date-value="1989-06-22" calcext:value-type="date">
            <text:p>22/06/8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9])" office:value-type="float" office:value="27" calcext:value-type="float">
            <text:p>27</text:p>
          </table:table-cell>
          <table:table-cell table:formula="of:=IF([.F49]&lt;[.$B$5];[.$B$6];IF([.F49]&lt;[.$C$5];[.$C$6];[.$D$6]))" office:value-type="string" office:string-value="adulte" calcext:value-type="string">
            <text:p>adulte</text:p>
          </table:table-cell>
          <table:table-cell table:formula="of:=IF([.F49]&lt;[.$B$5];[.$B$7];IF([.F49]&lt;[.$C$5];[.$C$7];[.$D$7]))" office:value-type="percentage" office:value="0" calcext:value-type="percentage">
            <text:p>0,00%</text:p>
          </table:table-cell>
          <table:table-cell table:formula="of:=(1-[.H49])*[.$B$3]" office:value-type="currency" office:currency="EUR" office:value="120" calcext:value-type="currency">
            <text:p>120 €</text:p>
          </table:table-cell>
          <table:table-cell table:formula="of:=[.I49]-[.E4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euceipa</text:p>
          </table:table-cell>
          <table:table-cell office:value-type="string" calcext:value-type="string">
            <text:p>Judicaël</text:p>
          </table:table-cell>
          <table:table-cell office:value-type="string" calcext:value-type="string">
            <text:p>F</text:p>
          </table:table-cell>
          <table:table-cell office:value-type="date" office:date-value="1952-12-28" calcext:value-type="date">
            <text:p>28/12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0])" office:value-type="float" office:value="64" calcext:value-type="float">
            <text:p>64</text:p>
          </table:table-cell>
          <table:table-cell table:formula="of:=IF([.F50]&lt;[.$B$5];[.$B$6];IF([.F50]&lt;[.$C$5];[.$C$6];[.$D$6]))" office:value-type="string" office:string-value="adulte" calcext:value-type="string">
            <text:p>adulte</text:p>
          </table:table-cell>
          <table:table-cell table:formula="of:=IF([.F50]&lt;[.$B$5];[.$B$7];IF([.F50]&lt;[.$C$5];[.$C$7];[.$D$7]))" office:value-type="percentage" office:value="0" calcext:value-type="percentage">
            <text:p>0,00%</text:p>
          </table:table-cell>
          <table:table-cell table:formula="of:=(1-[.H50])*[.$B$3]" office:value-type="currency" office:currency="EUR" office:value="120" calcext:value-type="currency">
            <text:p>120 €</text:p>
          </table:table-cell>
          <table:table-cell table:formula="of:=[.I50]-[.E5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avumirza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G</text:p>
          </table:table-cell>
          <table:table-cell office:value-type="date" office:date-value="1987-12-15" calcext:value-type="date">
            <text:p>15/12/8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1])" office:value-type="float" office:value="29" calcext:value-type="float">
            <text:p>29</text:p>
          </table:table-cell>
          <table:table-cell table:formula="of:=IF([.F51]&lt;[.$B$5];[.$B$6];IF([.F51]&lt;[.$C$5];[.$C$6];[.$D$6]))" office:value-type="string" office:string-value="adulte" calcext:value-type="string">
            <text:p>adulte</text:p>
          </table:table-cell>
          <table:table-cell table:formula="of:=IF([.F51]&lt;[.$B$5];[.$B$7];IF([.F51]&lt;[.$C$5];[.$C$7];[.$D$7]))" office:value-type="percentage" office:value="0" calcext:value-type="percentage">
            <text:p>0,00%</text:p>
          </table:table-cell>
          <table:table-cell table:formula="of:=(1-[.H51])*[.$B$3]" office:value-type="currency" office:currency="EUR" office:value="120" calcext:value-type="currency">
            <text:p>120 €</text:p>
          </table:table-cell>
          <table:table-cell table:formula="of:=[.I51]-[.E5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Comarespire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G</text:p>
          </table:table-cell>
          <table:table-cell office:value-type="date" office:date-value="1991-05-24" calcext:value-type="date">
            <text:p>24/05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2])" office:value-type="float" office:value="25" calcext:value-type="float">
            <text:p>25</text:p>
          </table:table-cell>
          <table:table-cell table:formula="of:=IF([.F52]&lt;[.$B$5];[.$B$6];IF([.F52]&lt;[.$C$5];[.$C$6];[.$D$6]))" office:value-type="string" office:string-value="adulte" calcext:value-type="string">
            <text:p>adulte</text:p>
          </table:table-cell>
          <table:table-cell table:formula="of:=IF([.F52]&lt;[.$B$5];[.$B$7];IF([.F52]&lt;[.$C$5];[.$C$7];[.$D$7]))" office:value-type="percentage" office:value="0" calcext:value-type="percentage">
            <text:p>0,00%</text:p>
          </table:table-cell>
          <table:table-cell table:formula="of:=(1-[.H52])*[.$B$3]" office:value-type="currency" office:currency="EUR" office:value="120" calcext:value-type="currency">
            <text:p>120 €</text:p>
          </table:table-cell>
          <table:table-cell table:formula="of:=[.I52]-[.E5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O'Balcon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G</text:p>
          </table:table-cell>
          <table:table-cell office:value-type="date" office:date-value="1965-10-22" calcext:value-type="date">
            <text:p>22/10/6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3])" office:value-type="float" office:value="51" calcext:value-type="float">
            <text:p>51</text:p>
          </table:table-cell>
          <table:table-cell table:formula="of:=IF([.F53]&lt;[.$B$5];[.$B$6];IF([.F53]&lt;[.$C$5];[.$C$6];[.$D$6]))" office:value-type="string" office:string-value="adulte" calcext:value-type="string">
            <text:p>adulte</text:p>
          </table:table-cell>
          <table:table-cell table:formula="of:=IF([.F53]&lt;[.$B$5];[.$B$7];IF([.F53]&lt;[.$C$5];[.$C$7];[.$D$7]))" office:value-type="percentage" office:value="0" calcext:value-type="percentage">
            <text:p>0,00%</text:p>
          </table:table-cell>
          <table:table-cell table:formula="of:=(1-[.H53])*[.$B$3]" office:value-type="currency" office:currency="EUR" office:value="120" calcext:value-type="currency">
            <text:p>120 €</text:p>
          </table:table-cell>
          <table:table-cell table:formula="of:=[.I53]-[.E5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Vozafair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F</text:p>
          </table:table-cell>
          <table:table-cell office:value-type="date" office:date-value="1971-06-30" calcext:value-type="date">
            <text:p>30/06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4])" office:value-type="float" office:value="45" calcext:value-type="float">
            <text:p>45</text:p>
          </table:table-cell>
          <table:table-cell table:formula="of:=IF([.F54]&lt;[.$B$5];[.$B$6];IF([.F54]&lt;[.$C$5];[.$C$6];[.$D$6]))" office:value-type="string" office:string-value="adulte" calcext:value-type="string">
            <text:p>adulte</text:p>
          </table:table-cell>
          <table:table-cell table:formula="of:=IF([.F54]&lt;[.$B$5];[.$B$7];IF([.F54]&lt;[.$C$5];[.$C$7];[.$D$7]))" office:value-type="percentage" office:value="0" calcext:value-type="percentage">
            <text:p>0,00%</text:p>
          </table:table-cell>
          <table:table-cell table:formula="of:=(1-[.H54])*[.$B$3]" office:value-type="currency" office:currency="EUR" office:value="120" calcext:value-type="currency">
            <text:p>120 €</text:p>
          </table:table-cell>
          <table:table-cell table:formula="of:=[.I54]-[.E5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nchier</text:p>
          </table:table-cell>
          <table:table-cell office:value-type="string" calcext:value-type="string">
            <text:p>Yvon</text:p>
          </table:table-cell>
          <table:table-cell office:value-type="string" calcext:value-type="string">
            <text:p>G</text:p>
          </table:table-cell>
          <table:table-cell office:value-type="date" office:date-value="1993-04-22" calcext:value-type="date">
            <text:p>22/04/93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5])" office:value-type="float" office:value="23" calcext:value-type="float">
            <text:p>23</text:p>
          </table:table-cell>
          <table:table-cell table:formula="of:=IF([.F55]&lt;[.$B$5];[.$B$6];IF([.F55]&lt;[.$C$5];[.$C$6];[.$D$6]))" office:value-type="string" office:string-value="junior" calcext:value-type="string">
            <text:p>junior</text:p>
          </table:table-cell>
          <table:table-cell table:formula="of:=IF([.F55]&lt;[.$B$5];[.$B$7];IF([.F55]&lt;[.$C$5];[.$C$7];[.$D$7]))" office:value-type="percentage" office:value="0.4" calcext:value-type="percentage">
            <text:p>40,00%</text:p>
          </table:table-cell>
          <table:table-cell table:formula="of:=(1-[.H55])*[.$B$3]" office:value-type="currency" office:currency="EUR" office:value="72" calcext:value-type="currency">
            <text:p>72 €</text:p>
          </table:table-cell>
          <table:table-cell table:formula="of:=[.I55]-[.E5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ombay</text:p>
          </table:table-cell>
          <table:table-cell office:value-type="string" calcext:value-type="string">
            <text:p>Yvon</text:p>
          </table:table-cell>
          <table:table-cell office:value-type="string" calcext:value-type="string">
            <text:p>F</text:p>
          </table:table-cell>
          <table:table-cell office:value-type="date" office:date-value="1972-03-31" calcext:value-type="date">
            <text:p>31/03/7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56])" office:value-type="float" office:value="44" calcext:value-type="float">
            <text:p>44</text:p>
          </table:table-cell>
          <table:table-cell table:formula="of:=IF([.F56]&lt;[.$B$5];[.$B$6];IF([.F56]&lt;[.$C$5];[.$C$6];[.$D$6]))" office:value-type="string" office:string-value="adulte" calcext:value-type="string">
            <text:p>adulte</text:p>
          </table:table-cell>
          <table:table-cell table:formula="of:=IF([.F56]&lt;[.$B$5];[.$B$7];IF([.F56]&lt;[.$C$5];[.$C$7];[.$D$7]))" office:value-type="percentage" office:value="0" calcext:value-type="percentage">
            <text:p>0,00%</text:p>
          </table:table-cell>
          <table:table-cell table:formula="of:=(1-[.H56])*[.$B$3]" office:value-type="currency" office:currency="EUR" office:value="120" calcext:value-type="currency">
            <text:p>120 €</text:p>
          </table:table-cell>
          <table:table-cell table:formula="of:=[.I56]-[.E56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mbute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G</text:p>
          </table:table-cell>
          <table:table-cell office:value-type="date" office:date-value="1996-10-01" calcext:value-type="date">
            <text:p>01/10/96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57])" office:value-type="float" office:value="20" calcext:value-type="float">
            <text:p>20</text:p>
          </table:table-cell>
          <table:table-cell table:formula="of:=IF([.F57]&lt;[.$B$5];[.$B$6];IF([.F57]&lt;[.$C$5];[.$C$6];[.$D$6]))" office:value-type="string" office:string-value="junior" calcext:value-type="string">
            <text:p>junior</text:p>
          </table:table-cell>
          <table:table-cell table:formula="of:=IF([.F57]&lt;[.$B$5];[.$B$7];IF([.F57]&lt;[.$C$5];[.$C$7];[.$D$7]))" office:value-type="percentage" office:value="0.4" calcext:value-type="percentage">
            <text:p>40,00%</text:p>
          </table:table-cell>
          <table:table-cell table:formula="of:=(1-[.H57])*[.$B$3]" office:value-type="currency" office:currency="EUR" office:value="72" calcext:value-type="currency">
            <text:p>72 €</text:p>
          </table:table-cell>
          <table:table-cell table:formula="of:=[.I57]-[.E57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Beurgueur</text:p>
          </table:table-cell>
          <table:table-cell office:value-type="string" calcext:value-type="string">
            <text:p>Cochise</text:p>
          </table:table-cell>
          <table:table-cell office:value-type="string" calcext:value-type="string">
            <text:p>F</text:p>
          </table:table-cell>
          <table:table-cell office:value-type="date" office:date-value="1998-05-31" calcext:value-type="date">
            <text:p>31/05/98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8])" office:value-type="float" office:value="18" calcext:value-type="float">
            <text:p>18</text:p>
          </table:table-cell>
          <table:table-cell table:formula="of:=IF([.F58]&lt;[.$B$5];[.$B$6];IF([.F58]&lt;[.$C$5];[.$C$6];[.$D$6]))" office:value-type="string" office:string-value="junior" calcext:value-type="string">
            <text:p>junior</text:p>
          </table:table-cell>
          <table:table-cell table:formula="of:=IF([.F58]&lt;[.$B$5];[.$B$7];IF([.F58]&lt;[.$C$5];[.$C$7];[.$D$7]))" office:value-type="percentage" office:value="0.4" calcext:value-type="percentage">
            <text:p>40,00%</text:p>
          </table:table-cell>
          <table:table-cell table:formula="of:=(1-[.H58])*[.$B$3]" office:value-type="currency" office:currency="EUR" office:value="72" calcext:value-type="currency">
            <text:p>72 €</text:p>
          </table:table-cell>
          <table:table-cell table:formula="of:=[.I58]-[.E5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Bondeparm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</text:p>
          </table:table-cell>
          <table:table-cell office:value-type="date" office:date-value="2002-01-14" calcext:value-type="date">
            <text:p>14/01/02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9])" office:value-type="float" office:value="14" calcext:value-type="float">
            <text:p>14</text:p>
          </table:table-cell>
          <table:table-cell table:formula="of:=IF([.F59]&lt;[.$B$5];[.$B$6];IF([.F59]&lt;[.$C$5];[.$C$6];[.$D$6]))" office:value-type="string" office:string-value="junior" calcext:value-type="string">
            <text:p>junior</text:p>
          </table:table-cell>
          <table:table-cell table:formula="of:=IF([.F59]&lt;[.$B$5];[.$B$7];IF([.F59]&lt;[.$C$5];[.$C$7];[.$D$7]))" office:value-type="percentage" office:value="0.4" calcext:value-type="percentage">
            <text:p>40,00%</text:p>
          </table:table-cell>
          <table:table-cell table:formula="of:=(1-[.H59])*[.$B$3]" office:value-type="currency" office:currency="EUR" office:value="72" calcext:value-type="currency">
            <text:p>72 €</text:p>
          </table:table-cell>
          <table:table-cell table:formula="of:=[.I59]-[.E5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iroul Namace Pamouc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G</text:p>
          </table:table-cell>
          <table:table-cell office:value-type="date" office:date-value="1972-03-19" calcext:value-type="date">
            <text:p>19/03/7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0])" office:value-type="float" office:value="44" calcext:value-type="float">
            <text:p>44</text:p>
          </table:table-cell>
          <table:table-cell table:formula="of:=IF([.F60]&lt;[.$B$5];[.$B$6];IF([.F60]&lt;[.$C$5];[.$C$6];[.$D$6]))" office:value-type="string" office:string-value="adulte" calcext:value-type="string">
            <text:p>adulte</text:p>
          </table:table-cell>
          <table:table-cell table:formula="of:=IF([.F60]&lt;[.$B$5];[.$B$7];IF([.F60]&lt;[.$C$5];[.$C$7];[.$D$7]))" office:value-type="percentage" office:value="0" calcext:value-type="percentage">
            <text:p>0,00%</text:p>
          </table:table-cell>
          <table:table-cell table:formula="of:=(1-[.H60])*[.$B$3]" office:value-type="currency" office:currency="EUR" office:value="120" calcext:value-type="currency">
            <text:p>120 €</text:p>
          </table:table-cell>
          <table:table-cell table:formula="of:=[.I60]-[.E6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Baymo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G</text:p>
          </table:table-cell>
          <table:table-cell office:value-type="date" office:date-value="1974-03-11" calcext:value-type="date">
            <text:p>11/03/74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61])" office:value-type="float" office:value="42" calcext:value-type="float">
            <text:p>42</text:p>
          </table:table-cell>
          <table:table-cell table:formula="of:=IF([.F61]&lt;[.$B$5];[.$B$6];IF([.F61]&lt;[.$C$5];[.$C$6];[.$D$6]))" office:value-type="string" office:string-value="adulte" calcext:value-type="string">
            <text:p>adulte</text:p>
          </table:table-cell>
          <table:table-cell table:formula="of:=IF([.F61]&lt;[.$B$5];[.$B$7];IF([.F61]&lt;[.$C$5];[.$C$7];[.$D$7]))" office:value-type="percentage" office:value="0" calcext:value-type="percentage">
            <text:p>0,00%</text:p>
          </table:table-cell>
          <table:table-cell table:formula="of:=(1-[.H61])*[.$B$3]" office:value-type="currency" office:currency="EUR" office:value="120" calcext:value-type="currency">
            <text:p>120 €</text:p>
          </table:table-cell>
          <table:table-cell table:formula="of:=[.I61]-[.E61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Ceheff Sey Pocybl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F</text:p>
          </table:table-cell>
          <table:table-cell office:value-type="date" office:date-value="2007-02-07" calcext:value-type="date">
            <text:p>07/02/07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2])" office:value-type="float" office:value="9" calcext:value-type="float">
            <text:p>9</text:p>
          </table:table-cell>
          <table:table-cell table:formula="of:=IF([.F62]&lt;[.$B$5];[.$B$6];IF([.F62]&lt;[.$C$5];[.$C$6];[.$D$6]))" office:value-type="string" office:string-value="junior" calcext:value-type="string">
            <text:p>junior</text:p>
          </table:table-cell>
          <table:table-cell table:formula="of:=IF([.F62]&lt;[.$B$5];[.$B$7];IF([.F62]&lt;[.$C$5];[.$C$7];[.$D$7]))" office:value-type="percentage" office:value="0.4" calcext:value-type="percentage">
            <text:p>40,00%</text:p>
          </table:table-cell>
          <table:table-cell table:formula="of:=(1-[.H62])*[.$B$3]" office:value-type="currency" office:currency="EUR" office:value="72" calcext:value-type="currency">
            <text:p>72 €</text:p>
          </table:table-cell>
          <table:table-cell table:formula="of:=[.I62]-[.E6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uveldyv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</text:p>
          </table:table-cell>
          <table:table-cell office:value-type="date" office:date-value="1999-06-27" calcext:value-type="date">
            <text:p>27/06/99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3])" office:value-type="float" office:value="17" calcext:value-type="float">
            <text:p>17</text:p>
          </table:table-cell>
          <table:table-cell table:formula="of:=IF([.F63]&lt;[.$B$5];[.$B$6];IF([.F63]&lt;[.$C$5];[.$C$6];[.$D$6]))" office:value-type="string" office:string-value="junior" calcext:value-type="string">
            <text:p>junior</text:p>
          </table:table-cell>
          <table:table-cell table:formula="of:=IF([.F63]&lt;[.$B$5];[.$B$7];IF([.F63]&lt;[.$C$5];[.$C$7];[.$D$7]))" office:value-type="percentage" office:value="0.4" calcext:value-type="percentage">
            <text:p>40,00%</text:p>
          </table:table-cell>
          <table:table-cell table:formula="of:=(1-[.H63])*[.$B$3]" office:value-type="currency" office:currency="EUR" office:value="72" calcext:value-type="currency">
            <text:p>72 €</text:p>
          </table:table-cell>
          <table:table-cell table:formula="of:=[.I63]-[.E6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ahpay</text:p>
          </table:table-cell>
          <table:table-cell office:value-type="string" calcext:value-type="string">
            <text:p>Vishnou</text:p>
          </table:table-cell>
          <table:table-cell office:value-type="string" calcext:value-type="string">
            <text:p>F</text:p>
          </table:table-cell>
          <table:table-cell office:value-type="date" office:date-value="1972-10-16" calcext:value-type="date">
            <text:p>16/10/7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64])" office:value-type="float" office:value="44" calcext:value-type="float">
            <text:p>44</text:p>
          </table:table-cell>
          <table:table-cell table:formula="of:=IF([.F64]&lt;[.$B$5];[.$B$6];IF([.F64]&lt;[.$C$5];[.$C$6];[.$D$6]))" office:value-type="string" office:string-value="adulte" calcext:value-type="string">
            <text:p>adulte</text:p>
          </table:table-cell>
          <table:table-cell table:formula="of:=IF([.F64]&lt;[.$B$5];[.$B$7];IF([.F64]&lt;[.$C$5];[.$C$7];[.$D$7]))" office:value-type="percentage" office:value="0" calcext:value-type="percentage">
            <text:p>0,00%</text:p>
          </table:table-cell>
          <table:table-cell table:formula="of:=(1-[.H64])*[.$B$3]" office:value-type="currency" office:currency="EUR" office:value="120" calcext:value-type="currency">
            <text:p>120 €</text:p>
          </table:table-cell>
          <table:table-cell table:formula="of:=[.I64]-[.E64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Gallo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F</text:p>
          </table:table-cell>
          <table:table-cell office:value-type="date" office:date-value="1960-11-03" calcext:value-type="date">
            <text:p>03/11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5])" office:value-type="float" office:value="56" calcext:value-type="float">
            <text:p>56</text:p>
          </table:table-cell>
          <table:table-cell table:formula="of:=IF([.F65]&lt;[.$B$5];[.$B$6];IF([.F65]&lt;[.$C$5];[.$C$6];[.$D$6]))" office:value-type="string" office:string-value="adulte" calcext:value-type="string">
            <text:p>adulte</text:p>
          </table:table-cell>
          <table:table-cell table:formula="of:=IF([.F65]&lt;[.$B$5];[.$B$7];IF([.F65]&lt;[.$C$5];[.$C$7];[.$D$7]))" office:value-type="percentage" office:value="0" calcext:value-type="percentage">
            <text:p>0,00%</text:p>
          </table:table-cell>
          <table:table-cell table:formula="of:=(1-[.H65])*[.$B$3]" office:value-type="currency" office:currency="EUR" office:value="120" calcext:value-type="currency">
            <text:p>120 €</text:p>
          </table:table-cell>
          <table:table-cell table:formula="of:=[.I65]-[.E6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eglas</text:p>
          </table:table-cell>
          <table:table-cell office:value-type="string" calcext:value-type="string">
            <text:p>Parkinson</text:p>
          </table:table-cell>
          <table:table-cell office:value-type="string" calcext:value-type="string">
            <text:p>F</text:p>
          </table:table-cell>
          <table:table-cell office:value-type="date" office:date-value="1959-08-08" calcext:value-type="date">
            <text:p>08/08/5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6])" office:value-type="float" office:value="57" calcext:value-type="float">
            <text:p>57</text:p>
          </table:table-cell>
          <table:table-cell table:formula="of:=IF([.F66]&lt;[.$B$5];[.$B$6];IF([.F66]&lt;[.$C$5];[.$C$6];[.$D$6]))" office:value-type="string" office:string-value="adulte" calcext:value-type="string">
            <text:p>adulte</text:p>
          </table:table-cell>
          <table:table-cell table:formula="of:=IF([.F66]&lt;[.$B$5];[.$B$7];IF([.F66]&lt;[.$C$5];[.$C$7];[.$D$7]))" office:value-type="percentage" office:value="0" calcext:value-type="percentage">
            <text:p>0,00%</text:p>
          </table:table-cell>
          <table:table-cell table:formula="of:=(1-[.H66])*[.$B$3]" office:value-type="currency" office:currency="EUR" office:value="120" calcext:value-type="currency">
            <text:p>120 €</text:p>
          </table:table-cell>
          <table:table-cell table:formula="of:=[.I66]-[.E6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rien Kompry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</text:p>
          </table:table-cell>
          <table:table-cell office:value-type="date" office:date-value="1961-07-25" calcext:value-type="date">
            <text:p>25/07/6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7])" office:value-type="float" office:value="55" calcext:value-type="float">
            <text:p>55</text:p>
          </table:table-cell>
          <table:table-cell table:formula="of:=IF([.F67]&lt;[.$B$5];[.$B$6];IF([.F67]&lt;[.$C$5];[.$C$6];[.$D$6]))" office:value-type="string" office:string-value="adulte" calcext:value-type="string">
            <text:p>adulte</text:p>
          </table:table-cell>
          <table:table-cell table:formula="of:=IF([.F67]&lt;[.$B$5];[.$B$7];IF([.F67]&lt;[.$C$5];[.$C$7];[.$D$7]))" office:value-type="percentage" office:value="0" calcext:value-type="percentage">
            <text:p>0,00%</text:p>
          </table:table-cell>
          <table:table-cell table:formula="of:=(1-[.H67])*[.$B$3]" office:value-type="currency" office:currency="EUR" office:value="120" calcext:value-type="currency">
            <text:p>120 €</text:p>
          </table:table-cell>
          <table:table-cell table:formula="of:=[.I67]-[.E6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igra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F</text:p>
          </table:table-cell>
          <table:table-cell office:value-type="date" office:date-value="1956-08-26" calcext:value-type="date">
            <text:p>26/08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8])" office:value-type="float" office:value="60" calcext:value-type="float">
            <text:p>60</text:p>
          </table:table-cell>
          <table:table-cell table:formula="of:=IF([.F68]&lt;[.$B$5];[.$B$6];IF([.F68]&lt;[.$C$5];[.$C$6];[.$D$6]))" office:value-type="string" office:string-value="adulte" calcext:value-type="string">
            <text:p>adulte</text:p>
          </table:table-cell>
          <table:table-cell table:formula="of:=IF([.F68]&lt;[.$B$5];[.$B$7];IF([.F68]&lt;[.$C$5];[.$C$7];[.$D$7]))" office:value-type="percentage" office:value="0" calcext:value-type="percentage">
            <text:p>0,00%</text:p>
          </table:table-cell>
          <table:table-cell table:formula="of:=(1-[.H68])*[.$B$3]" office:value-type="currency" office:currency="EUR" office:value="120" calcext:value-type="currency">
            <text:p>120 €</text:p>
          </table:table-cell>
          <table:table-cell table:formula="of:=[.I68]-[.E6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Fraimieux De La Fermay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F</text:p>
          </table:table-cell>
          <table:table-cell office:value-type="date" office:date-value="1994-11-14" calcext:value-type="date">
            <text:p>14/11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9])" office:value-type="float" office:value="22" calcext:value-type="float">
            <text:p>22</text:p>
          </table:table-cell>
          <table:table-cell table:formula="of:=IF([.F69]&lt;[.$B$5];[.$B$6];IF([.F69]&lt;[.$C$5];[.$C$6];[.$D$6]))" office:value-type="string" office:string-value="junior" calcext:value-type="string">
            <text:p>junior</text:p>
          </table:table-cell>
          <table:table-cell table:formula="of:=IF([.F69]&lt;[.$B$5];[.$B$7];IF([.F69]&lt;[.$C$5];[.$C$7];[.$D$7]))" office:value-type="percentage" office:value="0.4" calcext:value-type="percentage">
            <text:p>40,00%</text:p>
          </table:table-cell>
          <table:table-cell table:formula="of:=(1-[.H69])*[.$B$3]" office:value-type="currency" office:currency="EUR" office:value="72" calcext:value-type="currency">
            <text:p>72 €</text:p>
          </table:table-cell>
          <table:table-cell table:formula="of:=[.I69]-[.E6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Ekkraz Lehpri</text:p>
          </table:table-cell>
          <table:table-cell office:value-type="string" calcext:value-type="string">
            <text:p>Mahmoud</text:p>
          </table:table-cell>
          <table:table-cell office:value-type="string" calcext:value-type="string">
            <text:p>G</text:p>
          </table:table-cell>
          <table:table-cell office:value-type="date" office:date-value="1999-11-25" calcext:value-type="date">
            <text:p>25/11/99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70])" office:value-type="float" office:value="17" calcext:value-type="float">
            <text:p>17</text:p>
          </table:table-cell>
          <table:table-cell table:formula="of:=IF([.F70]&lt;[.$B$5];[.$B$6];IF([.F70]&lt;[.$C$5];[.$C$6];[.$D$6]))" office:value-type="string" office:string-value="junior" calcext:value-type="string">
            <text:p>junior</text:p>
          </table:table-cell>
          <table:table-cell table:formula="of:=IF([.F70]&lt;[.$B$5];[.$B$7];IF([.F70]&lt;[.$C$5];[.$C$7];[.$D$7]))" office:value-type="percentage" office:value="0.4" calcext:value-type="percentage">
            <text:p>40,00%</text:p>
          </table:table-cell>
          <table:table-cell table:formula="of:=(1-[.H70])*[.$B$3]" office:value-type="currency" office:currency="EUR" office:value="72" calcext:value-type="currency">
            <text:p>72 €</text:p>
          </table:table-cell>
          <table:table-cell table:formula="of:=[.I70]-[.E70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Emphaillite</text:p>
          </table:table-cell>
          <table:table-cell office:value-type="string" calcext:value-type="string">
            <text:p>Mélusine</text:p>
          </table:table-cell>
          <table:table-cell office:value-type="string" calcext:value-type="string">
            <text:p>G</text:p>
          </table:table-cell>
          <table:table-cell office:value-type="date" office:date-value="1977-11-27" calcext:value-type="date">
            <text:p>27/11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1])" office:value-type="float" office:value="39" calcext:value-type="float">
            <text:p>39</text:p>
          </table:table-cell>
          <table:table-cell table:formula="of:=IF([.F71]&lt;[.$B$5];[.$B$6];IF([.F71]&lt;[.$C$5];[.$C$6];[.$D$6]))" office:value-type="string" office:string-value="adulte" calcext:value-type="string">
            <text:p>adulte</text:p>
          </table:table-cell>
          <table:table-cell table:formula="of:=IF([.F71]&lt;[.$B$5];[.$B$7];IF([.F71]&lt;[.$C$5];[.$C$7];[.$D$7]))" office:value-type="percentage" office:value="0" calcext:value-type="percentage">
            <text:p>0,00%</text:p>
          </table:table-cell>
          <table:table-cell table:formula="of:=(1-[.H71])*[.$B$3]" office:value-type="currency" office:currency="EUR" office:value="120" calcext:value-type="currency">
            <text:p>120 €</text:p>
          </table:table-cell>
          <table:table-cell table:formula="of:=[.I71]-[.E7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avalley</text:p>
          </table:table-cell>
          <table:table-cell office:value-type="string" calcext:value-type="string">
            <text:p>Colette et Berthe</text:p>
          </table:table-cell>
          <table:table-cell office:value-type="string" calcext:value-type="string">
            <text:p>F</text:p>
          </table:table-cell>
          <table:table-cell office:value-type="date" office:date-value="1995-03-01" calcext:value-type="date">
            <text:p>01/03/9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72])" office:value-type="float" office:value="21" calcext:value-type="float">
            <text:p>21</text:p>
          </table:table-cell>
          <table:table-cell table:formula="of:=IF([.F72]&lt;[.$B$5];[.$B$6];IF([.F72]&lt;[.$C$5];[.$C$6];[.$D$6]))" office:value-type="string" office:string-value="junior" calcext:value-type="string">
            <text:p>junior</text:p>
          </table:table-cell>
          <table:table-cell table:formula="of:=IF([.F72]&lt;[.$B$5];[.$B$7];IF([.F72]&lt;[.$C$5];[.$C$7];[.$D$7]))" office:value-type="percentage" office:value="0.4" calcext:value-type="percentage">
            <text:p>40,00%</text:p>
          </table:table-cell>
          <table:table-cell table:formula="of:=(1-[.H72])*[.$B$3]" office:value-type="currency" office:currency="EUR" office:value="72" calcext:value-type="currency">
            <text:p>72 €</text:p>
          </table:table-cell>
          <table:table-cell table:formula="of:=[.I72]-[.E7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alo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G</text:p>
          </table:table-cell>
          <table:table-cell office:value-type="date" office:date-value="1993-05-15" calcext:value-type="date">
            <text:p>15/05/93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73])" office:value-type="float" office:value="23" calcext:value-type="float">
            <text:p>23</text:p>
          </table:table-cell>
          <table:table-cell table:formula="of:=IF([.F73]&lt;[.$B$5];[.$B$6];IF([.F73]&lt;[.$C$5];[.$C$6];[.$D$6]))" office:value-type="string" office:string-value="junior" calcext:value-type="string">
            <text:p>junior</text:p>
          </table:table-cell>
          <table:table-cell table:formula="of:=IF([.F73]&lt;[.$B$5];[.$B$7];IF([.F73]&lt;[.$C$5];[.$C$7];[.$D$7]))" office:value-type="percentage" office:value="0.4" calcext:value-type="percentage">
            <text:p>40,00%</text:p>
          </table:table-cell>
          <table:table-cell table:formula="of:=(1-[.H73])*[.$B$3]" office:value-type="currency" office:currency="EUR" office:value="72" calcext:value-type="currency">
            <text:p>72 €</text:p>
          </table:table-cell>
          <table:table-cell table:formula="of:=[.I73]-[.E7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umonde</text:p>
          </table:table-cell>
          <table:table-cell office:value-type="string" calcext:value-type="string">
            <text:p>Séraphin</text:p>
          </table:table-cell>
          <table:table-cell office:value-type="string" calcext:value-type="string">
            <text:p>G</text:p>
          </table:table-cell>
          <table:table-cell office:value-type="date" office:date-value="1988-02-26" calcext:value-type="date">
            <text:p>26/02/8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4])" office:value-type="float" office:value="28" calcext:value-type="float">
            <text:p>28</text:p>
          </table:table-cell>
          <table:table-cell table:formula="of:=IF([.F74]&lt;[.$B$5];[.$B$6];IF([.F74]&lt;[.$C$5];[.$C$6];[.$D$6]))" office:value-type="string" office:string-value="adulte" calcext:value-type="string">
            <text:p>adulte</text:p>
          </table:table-cell>
          <table:table-cell table:formula="of:=IF([.F74]&lt;[.$B$5];[.$B$7];IF([.F74]&lt;[.$C$5];[.$C$7];[.$D$7]))" office:value-type="percentage" office:value="0" calcext:value-type="percentage">
            <text:p>0,00%</text:p>
          </table:table-cell>
          <table:table-cell table:formula="of:=(1-[.H74])*[.$B$3]" office:value-type="currency" office:currency="EUR" office:value="120" calcext:value-type="currency">
            <text:p>120 €</text:p>
          </table:table-cell>
          <table:table-cell table:formula="of:=[.I74]-[.E7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ousseul</text:p>
          </table:table-cell>
          <table:table-cell office:value-type="string" calcext:value-type="string">
            <text:p>Sébastienne</text:p>
          </table:table-cell>
          <table:table-cell office:value-type="string" calcext:value-type="string">
            <text:p>G</text:p>
          </table:table-cell>
          <table:table-cell office:value-type="date" office:date-value="2001-09-08" calcext:value-type="date">
            <text:p>08/09/01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75])" office:value-type="float" office:value="15" calcext:value-type="float">
            <text:p>15</text:p>
          </table:table-cell>
          <table:table-cell table:formula="of:=IF([.F75]&lt;[.$B$5];[.$B$6];IF([.F75]&lt;[.$C$5];[.$C$6];[.$D$6]))" office:value-type="string" office:string-value="junior" calcext:value-type="string">
            <text:p>junior</text:p>
          </table:table-cell>
          <table:table-cell table:formula="of:=IF([.F75]&lt;[.$B$5];[.$B$7];IF([.F75]&lt;[.$C$5];[.$C$7];[.$D$7]))" office:value-type="percentage" office:value="0.4" calcext:value-type="percentage">
            <text:p>40,00%</text:p>
          </table:table-cell>
          <table:table-cell table:formula="of:=(1-[.H75])*[.$B$3]" office:value-type="currency" office:currency="EUR" office:value="72" calcext:value-type="currency">
            <text:p>72 €</text:p>
          </table:table-cell>
          <table:table-cell table:formula="of:=[.I75]-[.E75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Lakuice</text:p>
          </table:table-cell>
          <table:table-cell office:value-type="string" calcext:value-type="string">
            <text:p>Leïlou</text:p>
          </table:table-cell>
          <table:table-cell office:value-type="string" calcext:value-type="string">
            <text:p>F</text:p>
          </table:table-cell>
          <table:table-cell office:value-type="date" office:date-value="1956-07-27" calcext:value-type="date">
            <text:p>27/07/56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76])" office:value-type="float" office:value="60" calcext:value-type="float">
            <text:p>60</text:p>
          </table:table-cell>
          <table:table-cell table:formula="of:=IF([.F76]&lt;[.$B$5];[.$B$6];IF([.F76]&lt;[.$C$5];[.$C$6];[.$D$6]))" office:value-type="string" office:string-value="adulte" calcext:value-type="string">
            <text:p>adulte</text:p>
          </table:table-cell>
          <table:table-cell table:formula="of:=IF([.F76]&lt;[.$B$5];[.$B$7];IF([.F76]&lt;[.$C$5];[.$C$7];[.$D$7]))" office:value-type="percentage" office:value="0" calcext:value-type="percentage">
            <text:p>0,00%</text:p>
          </table:table-cell>
          <table:table-cell table:formula="of:=(1-[.H76])*[.$B$3]" office:value-type="currency" office:currency="EUR" office:value="120" calcext:value-type="currency">
            <text:p>120 €</text:p>
          </table:table-cell>
          <table:table-cell table:formula="of:=[.I76]-[.E76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Naima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</text:p>
          </table:table-cell>
          <table:table-cell office:value-type="date" office:date-value="1985-06-20" calcext:value-type="date">
            <text:p>20/06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7])" office:value-type="float" office:value="31" calcext:value-type="float">
            <text:p>31</text:p>
          </table:table-cell>
          <table:table-cell table:formula="of:=IF([.F77]&lt;[.$B$5];[.$B$6];IF([.F77]&lt;[.$C$5];[.$C$6];[.$D$6]))" office:value-type="string" office:string-value="adulte" calcext:value-type="string">
            <text:p>adulte</text:p>
          </table:table-cell>
          <table:table-cell table:formula="of:=IF([.F77]&lt;[.$B$5];[.$B$7];IF([.F77]&lt;[.$C$5];[.$C$7];[.$D$7]))" office:value-type="percentage" office:value="0" calcext:value-type="percentage">
            <text:p>0,00%</text:p>
          </table:table-cell>
          <table:table-cell table:formula="of:=(1-[.H77])*[.$B$3]" office:value-type="currency" office:currency="EUR" office:value="120" calcext:value-type="currency">
            <text:p>120 €</text:p>
          </table:table-cell>
          <table:table-cell table:formula="of:=[.I77]-[.E7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ibon'nouvel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F</text:p>
          </table:table-cell>
          <table:table-cell office:value-type="date" office:date-value="1971-02-07" calcext:value-type="date">
            <text:p>07/02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8])" office:value-type="float" office:value="45" calcext:value-type="float">
            <text:p>45</text:p>
          </table:table-cell>
          <table:table-cell table:formula="of:=IF([.F78]&lt;[.$B$5];[.$B$6];IF([.F78]&lt;[.$C$5];[.$C$6];[.$D$6]))" office:value-type="string" office:string-value="adulte" calcext:value-type="string">
            <text:p>adulte</text:p>
          </table:table-cell>
          <table:table-cell table:formula="of:=IF([.F78]&lt;[.$B$5];[.$B$7];IF([.F78]&lt;[.$C$5];[.$C$7];[.$D$7]))" office:value-type="percentage" office:value="0" calcext:value-type="percentage">
            <text:p>0,00%</text:p>
          </table:table-cell>
          <table:table-cell table:formula="of:=(1-[.H78])*[.$B$3]" office:value-type="currency" office:currency="EUR" office:value="120" calcext:value-type="currency">
            <text:p>120 €</text:p>
          </table:table-cell>
          <table:table-cell table:formula="of:=[.I78]-[.E7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arr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G</text:p>
          </table:table-cell>
          <table:table-cell office:value-type="date" office:date-value="1956-08-13" calcext:value-type="date">
            <text:p>13/08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9])" office:value-type="float" office:value="60" calcext:value-type="float">
            <text:p>60</text:p>
          </table:table-cell>
          <table:table-cell table:formula="of:=IF([.F79]&lt;[.$B$5];[.$B$6];IF([.F79]&lt;[.$C$5];[.$C$6];[.$D$6]))" office:value-type="string" office:string-value="adulte" calcext:value-type="string">
            <text:p>adulte</text:p>
          </table:table-cell>
          <table:table-cell table:formula="of:=IF([.F79]&lt;[.$B$5];[.$B$7];IF([.F79]&lt;[.$C$5];[.$C$7];[.$D$7]))" office:value-type="percentage" office:value="0" calcext:value-type="percentage">
            <text:p>0,00%</text:p>
          </table:table-cell>
          <table:table-cell table:formula="of:=(1-[.H79])*[.$B$3]" office:value-type="currency" office:currency="EUR" office:value="120" calcext:value-type="currency">
            <text:p>120 €</text:p>
          </table:table-cell>
          <table:table-cell table:formula="of:=[.I79]-[.E7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Eipan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F</text:p>
          </table:table-cell>
          <table:table-cell office:value-type="date" office:date-value="1969-11-17" calcext:value-type="date">
            <text:p>17/11/6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0])" office:value-type="float" office:value="47" calcext:value-type="float">
            <text:p>47</text:p>
          </table:table-cell>
          <table:table-cell table:formula="of:=IF([.F80]&lt;[.$B$5];[.$B$6];IF([.F80]&lt;[.$C$5];[.$C$6];[.$D$6]))" office:value-type="string" office:string-value="adulte" calcext:value-type="string">
            <text:p>adulte</text:p>
          </table:table-cell>
          <table:table-cell table:formula="of:=IF([.F80]&lt;[.$B$5];[.$B$7];IF([.F80]&lt;[.$C$5];[.$C$7];[.$D$7]))" office:value-type="percentage" office:value="0" calcext:value-type="percentage">
            <text:p>0,00%</text:p>
          </table:table-cell>
          <table:table-cell table:formula="of:=(1-[.H80])*[.$B$3]" office:value-type="currency" office:currency="EUR" office:value="120" calcext:value-type="currency">
            <text:p>120 €</text:p>
          </table:table-cell>
          <table:table-cell table:formula="of:=[.I80]-[.E8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Cusset du Poullay</text:p>
          </table:table-cell>
          <table:table-cell office:value-type="string" calcext:value-type="string">
            <text:p>Edmond</text:p>
          </table:table-cell>
          <table:table-cell office:value-type="string" calcext:value-type="string">
            <text:p>F</text:p>
          </table:table-cell>
          <table:table-cell office:value-type="date" office:date-value="1974-12-11" calcext:value-type="date">
            <text:p>11/12/7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1])" office:value-type="float" office:value="42" calcext:value-type="float">
            <text:p>42</text:p>
          </table:table-cell>
          <table:table-cell table:formula="of:=IF([.F81]&lt;[.$B$5];[.$B$6];IF([.F81]&lt;[.$C$5];[.$C$6];[.$D$6]))" office:value-type="string" office:string-value="adulte" calcext:value-type="string">
            <text:p>adulte</text:p>
          </table:table-cell>
          <table:table-cell table:formula="of:=IF([.F81]&lt;[.$B$5];[.$B$7];IF([.F81]&lt;[.$C$5];[.$C$7];[.$D$7]))" office:value-type="percentage" office:value="0" calcext:value-type="percentage">
            <text:p>0,00%</text:p>
          </table:table-cell>
          <table:table-cell table:formula="of:=(1-[.H81])*[.$B$3]" office:value-type="currency" office:currency="EUR" office:value="120" calcext:value-type="currency">
            <text:p>120 €</text:p>
          </table:table-cell>
          <table:table-cell table:formula="of:=[.I81]-[.E8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Fran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</text:p>
          </table:table-cell>
          <table:table-cell office:value-type="date" office:date-value="1998-06-17" calcext:value-type="date">
            <text:p>17/06/98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82])" office:value-type="float" office:value="18" calcext:value-type="float">
            <text:p>18</text:p>
          </table:table-cell>
          <table:table-cell table:formula="of:=IF([.F82]&lt;[.$B$5];[.$B$6];IF([.F82]&lt;[.$C$5];[.$C$6];[.$D$6]))" office:value-type="string" office:string-value="junior" calcext:value-type="string">
            <text:p>junior</text:p>
          </table:table-cell>
          <table:table-cell table:formula="of:=IF([.F82]&lt;[.$B$5];[.$B$7];IF([.F82]&lt;[.$C$5];[.$C$7];[.$D$7]))" office:value-type="percentage" office:value="0.4" calcext:value-type="percentage">
            <text:p>40,00%</text:p>
          </table:table-cell>
          <table:table-cell table:formula="of:=(1-[.H82])*[.$B$3]" office:value-type="currency" office:currency="EUR" office:value="72" calcext:value-type="currency">
            <text:p>72 €</text:p>
          </table:table-cell>
          <table:table-cell table:formula="of:=[.I82]-[.E8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ailair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G</text:p>
          </table:table-cell>
          <table:table-cell office:value-type="date" office:date-value="1952-12-03" calcext:value-type="date">
            <text:p>03/12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3])" office:value-type="float" office:value="64" calcext:value-type="float">
            <text:p>64</text:p>
          </table:table-cell>
          <table:table-cell table:formula="of:=IF([.F83]&lt;[.$B$5];[.$B$6];IF([.F83]&lt;[.$C$5];[.$C$6];[.$D$6]))" office:value-type="string" office:string-value="adulte" calcext:value-type="string">
            <text:p>adulte</text:p>
          </table:table-cell>
          <table:table-cell table:formula="of:=IF([.F83]&lt;[.$B$5];[.$B$7];IF([.F83]&lt;[.$C$5];[.$C$7];[.$D$7]))" office:value-type="percentage" office:value="0" calcext:value-type="percentage">
            <text:p>0,00%</text:p>
          </table:table-cell>
          <table:table-cell table:formula="of:=(1-[.H83])*[.$B$3]" office:value-type="currency" office:currency="EUR" office:value="120" calcext:value-type="currency">
            <text:p>120 €</text:p>
          </table:table-cell>
          <table:table-cell table:formula="of:=[.I83]-[.E8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F</text:p>
          </table:table-cell>
          <table:table-cell office:value-type="date" office:date-value="1991-07-28" calcext:value-type="date">
            <text:p>28/07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4])" office:value-type="float" office:value="25" calcext:value-type="float">
            <text:p>25</text:p>
          </table:table-cell>
          <table:table-cell table:formula="of:=IF([.F84]&lt;[.$B$5];[.$B$6];IF([.F84]&lt;[.$C$5];[.$C$6];[.$D$6]))" office:value-type="string" office:string-value="adulte" calcext:value-type="string">
            <text:p>adulte</text:p>
          </table:table-cell>
          <table:table-cell table:formula="of:=IF([.F84]&lt;[.$B$5];[.$B$7];IF([.F84]&lt;[.$C$5];[.$C$7];[.$D$7]))" office:value-type="percentage" office:value="0" calcext:value-type="percentage">
            <text:p>0,00%</text:p>
          </table:table-cell>
          <table:table-cell table:formula="of:=(1-[.H84])*[.$B$3]" office:value-type="currency" office:currency="EUR" office:value="120" calcext:value-type="currency">
            <text:p>120 €</text:p>
          </table:table-cell>
          <table:table-cell table:formula="of:=[.I84]-[.E8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utable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F</text:p>
          </table:table-cell>
          <table:table-cell office:value-type="date" office:date-value="1959-08-02" calcext:value-type="date">
            <text:p>02/08/5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5])" office:value-type="float" office:value="57" calcext:value-type="float">
            <text:p>57</text:p>
          </table:table-cell>
          <table:table-cell table:formula="of:=IF([.F85]&lt;[.$B$5];[.$B$6];IF([.F85]&lt;[.$C$5];[.$C$6];[.$D$6]))" office:value-type="string" office:string-value="adulte" calcext:value-type="string">
            <text:p>adulte</text:p>
          </table:table-cell>
          <table:table-cell table:formula="of:=IF([.F85]&lt;[.$B$5];[.$B$7];IF([.F85]&lt;[.$C$5];[.$C$7];[.$D$7]))" office:value-type="percentage" office:value="0" calcext:value-type="percentage">
            <text:p>0,00%</text:p>
          </table:table-cell>
          <table:table-cell table:formula="of:=(1-[.H85])*[.$B$3]" office:value-type="currency" office:currency="EUR" office:value="120" calcext:value-type="currency">
            <text:p>120 €</text:p>
          </table:table-cell>
          <table:table-cell table:formula="of:=[.I85]-[.E8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poivre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F</text:p>
          </table:table-cell>
          <table:table-cell office:value-type="date" office:date-value="2000-05-26" calcext:value-type="date">
            <text:p>26/05/00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86])" office:value-type="float" office:value="16" calcext:value-type="float">
            <text:p>16</text:p>
          </table:table-cell>
          <table:table-cell table:formula="of:=IF([.F86]&lt;[.$B$5];[.$B$6];IF([.F86]&lt;[.$C$5];[.$C$6];[.$D$6]))" office:value-type="string" office:string-value="junior" calcext:value-type="string">
            <text:p>junior</text:p>
          </table:table-cell>
          <table:table-cell table:formula="of:=IF([.F86]&lt;[.$B$5];[.$B$7];IF([.F86]&lt;[.$C$5];[.$C$7];[.$D$7]))" office:value-type="percentage" office:value="0.4" calcext:value-type="percentage">
            <text:p>40,00%</text:p>
          </table:table-cell>
          <table:table-cell table:formula="of:=(1-[.H86])*[.$B$3]" office:value-type="currency" office:currency="EUR" office:value="72" calcext:value-type="currency">
            <text:p>72 €</text:p>
          </table:table-cell>
          <table:table-cell table:formula="of:=[.I86]-[.E8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olog</text:p>
          </table:table-cell>
          <table:table-cell office:value-type="string" calcext:value-type="string">
            <text:p>Ginette</text:p>
          </table:table-cell>
          <table:table-cell office:value-type="string" calcext:value-type="string">
            <text:p>G</text:p>
          </table:table-cell>
          <table:table-cell office:value-type="date" office:date-value="1957-07-29" calcext:value-type="date">
            <text:p>29/07/5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7])" office:value-type="float" office:value="59" calcext:value-type="float">
            <text:p>59</text:p>
          </table:table-cell>
          <table:table-cell table:formula="of:=IF([.F87]&lt;[.$B$5];[.$B$6];IF([.F87]&lt;[.$C$5];[.$C$6];[.$D$6]))" office:value-type="string" office:string-value="adulte" calcext:value-type="string">
            <text:p>adulte</text:p>
          </table:table-cell>
          <table:table-cell table:formula="of:=IF([.F87]&lt;[.$B$5];[.$B$7];IF([.F87]&lt;[.$C$5];[.$C$7];[.$D$7]))" office:value-type="percentage" office:value="0" calcext:value-type="percentage">
            <text:p>0,00%</text:p>
          </table:table-cell>
          <table:table-cell table:formula="of:=(1-[.H87])*[.$B$3]" office:value-type="currency" office:currency="EUR" office:value="120" calcext:value-type="currency">
            <text:p>120 €</text:p>
          </table:table-cell>
          <table:table-cell table:formula="of:=[.I87]-[.E8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Judeux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F</text:p>
          </table:table-cell>
          <table:table-cell office:value-type="date" office:date-value="1951-04-26" calcext:value-type="date">
            <text:p>26/04/51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88])" office:value-type="float" office:value="65" calcext:value-type="float">
            <text:p>65</text:p>
          </table:table-cell>
          <table:table-cell table:formula="of:=IF([.F88]&lt;[.$B$5];[.$B$6];IF([.F88]&lt;[.$C$5];[.$C$6];[.$D$6]))" office:value-type="string" office:string-value="senior" calcext:value-type="string">
            <text:p>senior</text:p>
          </table:table-cell>
          <table:table-cell table:formula="of:=IF([.F88]&lt;[.$B$5];[.$B$7];IF([.F88]&lt;[.$C$5];[.$C$7];[.$D$7]))" office:value-type="percentage" office:value="0.2" calcext:value-type="percentage">
            <text:p>20,00%</text:p>
          </table:table-cell>
          <table:table-cell table:formula="of:=(1-[.H88])*[.$B$3]" office:value-type="currency" office:currency="EUR" office:value="96" calcext:value-type="currency">
            <text:p>96 €</text:p>
          </table:table-cell>
          <table:table-cell table:formula="of:=[.I88]-[.E88]" office:value-type="currency" office:currency="EUR" office:value="48" calcext:value-type="currency">
            <text:p>48 €</text:p>
          </table:table-cell>
        </table:table-row>
        <table:table-row table:style-name="ro2">
          <table:table-cell office:value-type="string" calcext:value-type="string">
            <text:p>De Monte Carlo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G</text:p>
          </table:table-cell>
          <table:table-cell office:value-type="date" office:date-value="1985-10-07" calcext:value-type="date">
            <text:p>07/10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9])" office:value-type="float" office:value="31" calcext:value-type="float">
            <text:p>31</text:p>
          </table:table-cell>
          <table:table-cell table:formula="of:=IF([.F89]&lt;[.$B$5];[.$B$6];IF([.F89]&lt;[.$C$5];[.$C$6];[.$D$6]))" office:value-type="string" office:string-value="adulte" calcext:value-type="string">
            <text:p>adulte</text:p>
          </table:table-cell>
          <table:table-cell table:formula="of:=IF([.F89]&lt;[.$B$5];[.$B$7];IF([.F89]&lt;[.$C$5];[.$C$7];[.$D$7]))" office:value-type="percentage" office:value="0" calcext:value-type="percentage">
            <text:p>0,00%</text:p>
          </table:table-cell>
          <table:table-cell table:formula="of:=(1-[.H89])*[.$B$3]" office:value-type="currency" office:currency="EUR" office:value="120" calcext:value-type="currency">
            <text:p>120 €</text:p>
          </table:table-cell>
          <table:table-cell table:formula="of:=[.I89]-[.E8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erphon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G</text:p>
          </table:table-cell>
          <table:table-cell office:value-type="date" office:date-value="1955-10-31" calcext:value-type="date">
            <text:p>31/10/5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0])" office:value-type="float" office:value="61" calcext:value-type="float">
            <text:p>61</text:p>
          </table:table-cell>
          <table:table-cell table:formula="of:=IF([.F90]&lt;[.$B$5];[.$B$6];IF([.F90]&lt;[.$C$5];[.$C$6];[.$D$6]))" office:value-type="string" office:string-value="adulte" calcext:value-type="string">
            <text:p>adulte</text:p>
          </table:table-cell>
          <table:table-cell table:formula="of:=IF([.F90]&lt;[.$B$5];[.$B$7];IF([.F90]&lt;[.$C$5];[.$C$7];[.$D$7]))" office:value-type="percentage" office:value="0" calcext:value-type="percentage">
            <text:p>0,00%</text:p>
          </table:table-cell>
          <table:table-cell table:formula="of:=(1-[.H90])*[.$B$3]" office:value-type="currency" office:currency="EUR" office:value="120" calcext:value-type="currency">
            <text:p>120 €</text:p>
          </table:table-cell>
          <table:table-cell table:formula="of:=[.I90]-[.E9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ifaidaipi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</text:p>
          </table:table-cell>
          <table:table-cell office:value-type="date" office:date-value="1977-12-18" calcext:value-type="date">
            <text:p>18/12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1])" office:value-type="float" office:value="39" calcext:value-type="float">
            <text:p>39</text:p>
          </table:table-cell>
          <table:table-cell table:formula="of:=IF([.F91]&lt;[.$B$5];[.$B$6];IF([.F91]&lt;[.$C$5];[.$C$6];[.$D$6]))" office:value-type="string" office:string-value="adulte" calcext:value-type="string">
            <text:p>adulte</text:p>
          </table:table-cell>
          <table:table-cell table:formula="of:=IF([.F91]&lt;[.$B$5];[.$B$7];IF([.F91]&lt;[.$C$5];[.$C$7];[.$D$7]))" office:value-type="percentage" office:value="0" calcext:value-type="percentage">
            <text:p>0,00%</text:p>
          </table:table-cell>
          <table:table-cell table:formula="of:=(1-[.H91])*[.$B$3]" office:value-type="currency" office:currency="EUR" office:value="120" calcext:value-type="currency">
            <text:p>120 €</text:p>
          </table:table-cell>
          <table:table-cell table:formula="of:=[.I91]-[.E9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ifaidaimeyeu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</text:p>
          </table:table-cell>
          <table:table-cell office:value-type="date" office:date-value="1950-05-29" calcext:value-type="date">
            <text:p>29/05/50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92])" office:value-type="float" office:value="66" calcext:value-type="float">
            <text:p>66</text:p>
          </table:table-cell>
          <table:table-cell table:formula="of:=IF([.F92]&lt;[.$B$5];[.$B$6];IF([.F92]&lt;[.$C$5];[.$C$6];[.$D$6]))" office:value-type="string" office:string-value="senior" calcext:value-type="string">
            <text:p>senior</text:p>
          </table:table-cell>
          <table:table-cell table:formula="of:=IF([.F92]&lt;[.$B$5];[.$B$7];IF([.F92]&lt;[.$C$5];[.$C$7];[.$D$7]))" office:value-type="percentage" office:value="0.2" calcext:value-type="percentage">
            <text:p>20,00%</text:p>
          </table:table-cell>
          <table:table-cell table:formula="of:=(1-[.H92])*[.$B$3]" office:value-type="currency" office:currency="EUR" office:value="96" calcext:value-type="currency">
            <text:p>96 €</text:p>
          </table:table-cell>
          <table:table-cell table:formula="of:=[.I92]-[.E9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Zieubleux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G</text:p>
          </table:table-cell>
          <table:table-cell office:value-type="date" office:date-value="1954-09-20" calcext:value-type="date">
            <text:p>20/09/5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3])" office:value-type="float" office:value="62" calcext:value-type="float">
            <text:p>62</text:p>
          </table:table-cell>
          <table:table-cell table:formula="of:=IF([.F93]&lt;[.$B$5];[.$B$6];IF([.F93]&lt;[.$C$5];[.$C$6];[.$D$6]))" office:value-type="string" office:string-value="adulte" calcext:value-type="string">
            <text:p>adulte</text:p>
          </table:table-cell>
          <table:table-cell table:formula="of:=IF([.F93]&lt;[.$B$5];[.$B$7];IF([.F93]&lt;[.$C$5];[.$C$7];[.$D$7]))" office:value-type="percentage" office:value="0" calcext:value-type="percentage">
            <text:p>0,00%</text:p>
          </table:table-cell>
          <table:table-cell table:formula="of:=(1-[.H93])*[.$B$3]" office:value-type="currency" office:currency="EUR" office:value="120" calcext:value-type="currency">
            <text:p>120 €</text:p>
          </table:table-cell>
          <table:table-cell table:formula="of:=[.I93]-[.E9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ouvoyait</text:p>
          </table:table-cell>
          <table:table-cell office:value-type="string" calcext:value-type="string">
            <text:p>Simon-Marie</text:p>
          </table:table-cell>
          <table:table-cell office:value-type="string" calcext:value-type="string">
            <text:p>F</text:p>
          </table:table-cell>
          <table:table-cell office:value-type="date" office:date-value="1966-10-08" calcext:value-type="date">
            <text:p>08/10/66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4])" office:value-type="float" office:value="50" calcext:value-type="float">
            <text:p>50</text:p>
          </table:table-cell>
          <table:table-cell table:formula="of:=IF([.F94]&lt;[.$B$5];[.$B$6];IF([.F94]&lt;[.$C$5];[.$C$6];[.$D$6]))" office:value-type="string" office:string-value="adulte" calcext:value-type="string">
            <text:p>adulte</text:p>
          </table:table-cell>
          <table:table-cell table:formula="of:=IF([.F94]&lt;[.$B$5];[.$B$7];IF([.F94]&lt;[.$C$5];[.$C$7];[.$D$7]))" office:value-type="percentage" office:value="0" calcext:value-type="percentage">
            <text:p>0,00%</text:p>
          </table:table-cell>
          <table:table-cell table:formula="of:=(1-[.H94])*[.$B$3]" office:value-type="currency" office:currency="EUR" office:value="120" calcext:value-type="currency">
            <text:p>120 €</text:p>
          </table:table-cell>
          <table:table-cell table:formula="of:=[.I94]-[.E94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mal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F</text:p>
          </table:table-cell>
          <table:table-cell office:value-type="date" office:date-value="1975-11-08" calcext:value-type="date">
            <text:p>08/11/75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5])" office:value-type="float" office:value="41" calcext:value-type="float">
            <text:p>41</text:p>
          </table:table-cell>
          <table:table-cell table:formula="of:=IF([.F95]&lt;[.$B$5];[.$B$6];IF([.F95]&lt;[.$C$5];[.$C$6];[.$D$6]))" office:value-type="string" office:string-value="adulte" calcext:value-type="string">
            <text:p>adulte</text:p>
          </table:table-cell>
          <table:table-cell table:formula="of:=IF([.F95]&lt;[.$B$5];[.$B$7];IF([.F95]&lt;[.$C$5];[.$C$7];[.$D$7]))" office:value-type="percentage" office:value="0" calcext:value-type="percentage">
            <text:p>0,00%</text:p>
          </table:table-cell>
          <table:table-cell table:formula="of:=(1-[.H95])*[.$B$3]" office:value-type="currency" office:currency="EUR" office:value="120" calcext:value-type="currency">
            <text:p>120 €</text:p>
          </table:table-cell>
          <table:table-cell table:formula="of:=[.I95]-[.E95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Deiployais</text:p>
          </table:table-cell>
          <table:table-cell office:value-type="string" calcext:value-type="string">
            <text:p>A.Georges</text:p>
          </table:table-cell>
          <table:table-cell office:value-type="string" calcext:value-type="string">
            <text:p>F</text:p>
          </table:table-cell>
          <table:table-cell office:value-type="date" office:date-value="1974-02-02" calcext:value-type="date">
            <text:p>02/02/74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6])" office:value-type="float" office:value="42" calcext:value-type="float">
            <text:p>42</text:p>
          </table:table-cell>
          <table:table-cell table:formula="of:=IF([.F96]&lt;[.$B$5];[.$B$6];IF([.F96]&lt;[.$C$5];[.$C$6];[.$D$6]))" office:value-type="string" office:string-value="adulte" calcext:value-type="string">
            <text:p>adulte</text:p>
          </table:table-cell>
          <table:table-cell table:formula="of:=IF([.F96]&lt;[.$B$5];[.$B$7];IF([.F96]&lt;[.$C$5];[.$C$7];[.$D$7]))" office:value-type="percentage" office:value="0" calcext:value-type="percentage">
            <text:p>0,00%</text:p>
          </table:table-cell>
          <table:table-cell table:formula="of:=(1-[.H96])*[.$B$3]" office:value-type="currency" office:currency="EUR" office:value="120" calcext:value-type="currency">
            <text:p>120 €</text:p>
          </table:table-cell>
          <table:table-cell table:formula="of:=[.I96]-[.E96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dlaiver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F</text:p>
          </table:table-cell>
          <table:table-cell office:value-type="date" office:date-value="1977-10-04" calcext:value-type="date">
            <text:p>04/10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7])" office:value-type="float" office:value="39" calcext:value-type="float">
            <text:p>39</text:p>
          </table:table-cell>
          <table:table-cell table:formula="of:=IF([.F97]&lt;[.$B$5];[.$B$6];IF([.F97]&lt;[.$C$5];[.$C$6];[.$D$6]))" office:value-type="string" office:string-value="adulte" calcext:value-type="string">
            <text:p>adulte</text:p>
          </table:table-cell>
          <table:table-cell table:formula="of:=IF([.F97]&lt;[.$B$5];[.$B$7];IF([.F97]&lt;[.$C$5];[.$C$7];[.$D$7]))" office:value-type="percentage" office:value="0" calcext:value-type="percentage">
            <text:p>0,00%</text:p>
          </table:table-cell>
          <table:table-cell table:formula="of:=(1-[.H97])*[.$B$3]" office:value-type="currency" office:currency="EUR" office:value="120" calcext:value-type="currency">
            <text:p>120 €</text:p>
          </table:table-cell>
          <table:table-cell table:formula="of:=[.I97]-[.E9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eirieur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F</text:p>
          </table:table-cell>
          <table:table-cell office:value-type="date" office:date-value="1991-06-16" calcext:value-type="date">
            <text:p>16/06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8])" office:value-type="float" office:value="25" calcext:value-type="float">
            <text:p>25</text:p>
          </table:table-cell>
          <table:table-cell table:formula="of:=IF([.F98]&lt;[.$B$5];[.$B$6];IF([.F98]&lt;[.$C$5];[.$C$6];[.$D$6]))" office:value-type="string" office:string-value="adulte" calcext:value-type="string">
            <text:p>adulte</text:p>
          </table:table-cell>
          <table:table-cell table:formula="of:=IF([.F98]&lt;[.$B$5];[.$B$7];IF([.F98]&lt;[.$C$5];[.$C$7];[.$D$7]))" office:value-type="percentage" office:value="0" calcext:value-type="percentage">
            <text:p>0,00%</text:p>
          </table:table-cell>
          <table:table-cell table:formula="of:=(1-[.H98])*[.$B$3]" office:value-type="currency" office:currency="EUR" office:value="120" calcext:value-type="currency">
            <text:p>120 €</text:p>
          </table:table-cell>
          <table:table-cell table:formula="of:=[.I98]-[.E9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eirieur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G</text:p>
          </table:table-cell>
          <table:table-cell office:value-type="date" office:date-value="1980-08-25" calcext:value-type="date">
            <text:p>25/08/8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9])" office:value-type="float" office:value="36" calcext:value-type="float">
            <text:p>36</text:p>
          </table:table-cell>
          <table:table-cell table:formula="of:=IF([.F99]&lt;[.$B$5];[.$B$6];IF([.F99]&lt;[.$C$5];[.$C$6];[.$D$6]))" office:value-type="string" office:string-value="adulte" calcext:value-type="string">
            <text:p>adulte</text:p>
          </table:table-cell>
          <table:table-cell table:formula="of:=IF([.F99]&lt;[.$B$5];[.$B$7];IF([.F99]&lt;[.$C$5];[.$C$7];[.$D$7]))" office:value-type="percentage" office:value="0" calcext:value-type="percentage">
            <text:p>0,00%</text:p>
          </table:table-cell>
          <table:table-cell table:formula="of:=(1-[.H99])*[.$B$3]" office:value-type="currency" office:currency="EUR" office:value="120" calcext:value-type="currency">
            <text:p>120 €</text:p>
          </table:table-cell>
          <table:table-cell table:formula="of:=[.I99]-[.E9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tt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</text:p>
          </table:table-cell>
          <table:table-cell office:value-type="date" office:date-value="1960-08-10" calcext:value-type="date">
            <text:p>10/08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0])" office:value-type="float" office:value="56" calcext:value-type="float">
            <text:p>56</text:p>
          </table:table-cell>
          <table:table-cell table:formula="of:=IF([.F100]&lt;[.$B$5];[.$B$6];IF([.F100]&lt;[.$C$5];[.$C$6];[.$D$6]))" office:value-type="string" office:string-value="adulte" calcext:value-type="string">
            <text:p>adulte</text:p>
          </table:table-cell>
          <table:table-cell table:formula="of:=IF([.F100]&lt;[.$B$5];[.$B$7];IF([.F100]&lt;[.$C$5];[.$C$7];[.$D$7]))" office:value-type="percentage" office:value="0" calcext:value-type="percentage">
            <text:p>0,00%</text:p>
          </table:table-cell>
          <table:table-cell table:formula="of:=(1-[.H100])*[.$B$3]" office:value-type="currency" office:currency="EUR" office:value="120" calcext:value-type="currency">
            <text:p>120 €</text:p>
          </table:table-cell>
          <table:table-cell table:formula="of:=[.I100]-[.E10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tte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G</text:p>
          </table:table-cell>
          <table:table-cell office:value-type="date" office:date-value="1982-10-22" calcext:value-type="date">
            <text:p>22/10/8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1])" office:value-type="float" office:value="34" calcext:value-type="float">
            <text:p>34</text:p>
          </table:table-cell>
          <table:table-cell table:formula="of:=IF([.F101]&lt;[.$B$5];[.$B$6];IF([.F101]&lt;[.$C$5];[.$C$6];[.$D$6]))" office:value-type="string" office:string-value="adulte" calcext:value-type="string">
            <text:p>adulte</text:p>
          </table:table-cell>
          <table:table-cell table:formula="of:=IF([.F101]&lt;[.$B$5];[.$B$7];IF([.F101]&lt;[.$C$5];[.$C$7];[.$D$7]))" office:value-type="percentage" office:value="0" calcext:value-type="percentage">
            <text:p>0,00%</text:p>
          </table:table-cell>
          <table:table-cell table:formula="of:=(1-[.H101])*[.$B$3]" office:value-type="currency" office:currency="EUR" office:value="120" calcext:value-type="currency">
            <text:p>120 €</text:p>
          </table:table-cell>
          <table:table-cell table:formula="of:=[.I101]-[.E101]" office:value-type="currency" office:currency="EUR" office:value="0" calcext:value-type="currency">
            <text:p>0 €</text:p>
          </table:table-cell>
        </table:table-row>
        <table:table-row table:style-name="ro5">
          <table:table-cell office:value-type="string" calcext:value-type="string">
            <text:p>Peulafenêtre</text:p>
          </table:table-cell>
          <table:table-cell office:value-type="string" calcext:value-type="string">
            <text:p>Angèle Geoffroy Firmin</text:p>
          </table:table-cell>
          <table:table-cell office:value-type="string" calcext:value-type="string">
            <text:p>F</text:p>
          </table:table-cell>
          <table:table-cell office:value-type="date" office:date-value="1953-10-18" calcext:value-type="date">
            <text:p>18/10/53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102])" office:value-type="float" office:value="63" calcext:value-type="float">
            <text:p>63</text:p>
          </table:table-cell>
          <table:table-cell table:formula="of:=IF([.F102]&lt;[.$B$5];[.$B$6];IF([.F102]&lt;[.$C$5];[.$C$6];[.$D$6]))" office:value-type="string" office:string-value="adulte" calcext:value-type="string">
            <text:p>adulte</text:p>
          </table:table-cell>
          <table:table-cell table:formula="of:=IF([.F102]&lt;[.$B$5];[.$B$7];IF([.F102]&lt;[.$C$5];[.$C$7];[.$D$7]))" office:value-type="percentage" office:value="0" calcext:value-type="percentage">
            <text:p>0,00%</text:p>
          </table:table-cell>
          <table:table-cell table:formula="of:=(1-[.H102])*[.$B$3]" office:value-type="currency" office:currency="EUR" office:value="120" calcext:value-type="currency">
            <text:p>120 €</text:p>
          </table:table-cell>
          <table:table-cell table:formula="of:=[.I102]-[.E102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Ovnir De Main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F</text:p>
          </table:table-cell>
          <table:table-cell office:value-type="date" office:date-value="1952-09-30" calcext:value-type="date">
            <text:p>30/09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3])" office:value-type="float" office:value="64" calcext:value-type="float">
            <text:p>64</text:p>
          </table:table-cell>
          <table:table-cell table:formula="of:=IF([.F103]&lt;[.$B$5];[.$B$6];IF([.F103]&lt;[.$C$5];[.$C$6];[.$D$6]))" office:value-type="string" office:string-value="adulte" calcext:value-type="string">
            <text:p>adulte</text:p>
          </table:table-cell>
          <table:table-cell table:formula="of:=IF([.F103]&lt;[.$B$5];[.$B$7];IF([.F103]&lt;[.$C$5];[.$C$7];[.$D$7]))" office:value-type="percentage" office:value="0" calcext:value-type="percentage">
            <text:p>0,00%</text:p>
          </table:table-cell>
          <table:table-cell table:formula="of:=(1-[.H103])*[.$B$3]" office:value-type="currency" office:currency="EUR" office:value="120" calcext:value-type="currency">
            <text:p>120 €</text:p>
          </table:table-cell>
          <table:table-cell table:formula="of:=[.I103]-[.E10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au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F</text:p>
          </table:table-cell>
          <table:table-cell office:value-type="date" office:date-value="1968-08-25" calcext:value-type="date">
            <text:p>25/08/6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4])" office:value-type="float" office:value="48" calcext:value-type="float">
            <text:p>48</text:p>
          </table:table-cell>
          <table:table-cell table:formula="of:=IF([.F104]&lt;[.$B$5];[.$B$6];IF([.F104]&lt;[.$C$5];[.$C$6];[.$D$6]))" office:value-type="string" office:string-value="adulte" calcext:value-type="string">
            <text:p>adulte</text:p>
          </table:table-cell>
          <table:table-cell table:formula="of:=IF([.F104]&lt;[.$B$5];[.$B$7];IF([.F104]&lt;[.$C$5];[.$C$7];[.$D$7]))" office:value-type="percentage" office:value="0" calcext:value-type="percentage">
            <text:p>0,00%</text:p>
          </table:table-cell>
          <table:table-cell table:formula="of:=(1-[.H104])*[.$B$3]" office:value-type="currency" office:currency="EUR" office:value="120" calcext:value-type="currency">
            <text:p>120 €</text:p>
          </table:table-cell>
          <table:table-cell table:formula="of:=[.I104]-[.E10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Issy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G</text:p>
          </table:table-cell>
          <table:table-cell office:value-type="date" office:date-value="1994-10-29" calcext:value-type="date">
            <text:p>29/10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05])" office:value-type="float" office:value="22" calcext:value-type="float">
            <text:p>22</text:p>
          </table:table-cell>
          <table:table-cell table:formula="of:=IF([.F105]&lt;[.$B$5];[.$B$6];IF([.F105]&lt;[.$C$5];[.$C$6];[.$D$6]))" office:value-type="string" office:string-value="junior" calcext:value-type="string">
            <text:p>junior</text:p>
          </table:table-cell>
          <table:table-cell table:formula="of:=IF([.F105]&lt;[.$B$5];[.$B$7];IF([.F105]&lt;[.$C$5];[.$C$7];[.$D$7]))" office:value-type="percentage" office:value="0.4" calcext:value-type="percentage">
            <text:p>40,00%</text:p>
          </table:table-cell>
          <table:table-cell table:formula="of:=(1-[.H105])*[.$B$3]" office:value-type="currency" office:currency="EUR" office:value="72" calcext:value-type="currency">
            <text:p>72 €</text:p>
          </table:table-cell>
          <table:table-cell table:formula="of:=[.I105]-[.E10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oildeau</text:p>
          </table:table-cell>
          <table:table-cell office:value-type="string" calcext:value-type="string">
            <text:p>Agathe</text:p>
          </table:table-cell>
          <table:table-cell office:value-type="string" calcext:value-type="string">
            <text:p>F</text:p>
          </table:table-cell>
          <table:table-cell office:value-type="date" office:date-value="2005-03-13" calcext:value-type="date">
            <text:p>13/03/05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106])" office:value-type="float" office:value="11" calcext:value-type="float">
            <text:p>11</text:p>
          </table:table-cell>
          <table:table-cell table:formula="of:=IF([.F106]&lt;[.$B$5];[.$B$6];IF([.F106]&lt;[.$C$5];[.$C$6];[.$D$6]))" office:value-type="string" office:string-value="junior" calcext:value-type="string">
            <text:p>junior</text:p>
          </table:table-cell>
          <table:table-cell table:formula="of:=IF([.F106]&lt;[.$B$5];[.$B$7];IF([.F106]&lt;[.$C$5];[.$C$7];[.$D$7]))" office:value-type="percentage" office:value="0.4" calcext:value-type="percentage">
            <text:p>40,00%</text:p>
          </table:table-cell>
          <table:table-cell table:formula="of:=(1-[.H106])*[.$B$3]" office:value-type="currency" office:currency="EUR" office:value="72" calcext:value-type="currency">
            <text:p>72 €</text:p>
          </table:table-cell>
          <table:table-cell table:formula="of:=[.I106]-[.E106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Bodynoz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G</text:p>
          </table:table-cell>
          <table:table-cell office:value-type="date" office:date-value="1979-09-20" calcext:value-type="date">
            <text:p>20/09/7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7])" office:value-type="float" office:value="37" calcext:value-type="float">
            <text:p>37</text:p>
          </table:table-cell>
          <table:table-cell table:formula="of:=IF([.F107]&lt;[.$B$5];[.$B$6];IF([.F107]&lt;[.$C$5];[.$C$6];[.$D$6]))" office:value-type="string" office:string-value="adulte" calcext:value-type="string">
            <text:p>adulte</text:p>
          </table:table-cell>
          <table:table-cell table:formula="of:=IF([.F107]&lt;[.$B$5];[.$B$7];IF([.F107]&lt;[.$C$5];[.$C$7];[.$D$7]))" office:value-type="percentage" office:value="0" calcext:value-type="percentage">
            <text:p>0,00%</text:p>
          </table:table-cell>
          <table:table-cell table:formula="of:=(1-[.H107])*[.$B$3]" office:value-type="currency" office:currency="EUR" office:value="120" calcext:value-type="currency">
            <text:p>120 €</text:p>
          </table:table-cell>
          <table:table-cell table:formula="of:=[.I107]-[.E10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Citatio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F</text:p>
          </table:table-cell>
          <table:table-cell office:value-type="date" office:date-value="1974-12-19" calcext:value-type="date">
            <text:p>19/12/7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8])" office:value-type="float" office:value="42" calcext:value-type="float">
            <text:p>42</text:p>
          </table:table-cell>
          <table:table-cell table:formula="of:=IF([.F108]&lt;[.$B$5];[.$B$6];IF([.F108]&lt;[.$C$5];[.$C$6];[.$D$6]))" office:value-type="string" office:string-value="adulte" calcext:value-type="string">
            <text:p>adulte</text:p>
          </table:table-cell>
          <table:table-cell table:formula="of:=IF([.F108]&lt;[.$B$5];[.$B$7];IF([.F108]&lt;[.$C$5];[.$C$7];[.$D$7]))" office:value-type="percentage" office:value="0" calcext:value-type="percentage">
            <text:p>0,00%</text:p>
          </table:table-cell>
          <table:table-cell table:formula="of:=(1-[.H108])*[.$B$3]" office:value-type="currency" office:currency="EUR" office:value="120" calcext:value-type="currency">
            <text:p>120 €</text:p>
          </table:table-cell>
          <table:table-cell table:formula="of:=[.I108]-[.E10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ompipait</text:p>
          </table:table-cell>
          <table:table-cell office:value-type="string" calcext:value-type="string">
            <text:p>Amédée</text:p>
          </table:table-cell>
          <table:table-cell office:value-type="string" calcext:value-type="string">
            <text:p>F</text:p>
          </table:table-cell>
          <table:table-cell office:value-type="date" office:date-value="1966-05-19" calcext:value-type="date">
            <text:p>19/05/6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9])" office:value-type="float" office:value="50" calcext:value-type="float">
            <text:p>50</text:p>
          </table:table-cell>
          <table:table-cell table:formula="of:=IF([.F109]&lt;[.$B$5];[.$B$6];IF([.F109]&lt;[.$C$5];[.$C$6];[.$D$6]))" office:value-type="string" office:string-value="adulte" calcext:value-type="string">
            <text:p>adulte</text:p>
          </table:table-cell>
          <table:table-cell table:formula="of:=IF([.F109]&lt;[.$B$5];[.$B$7];IF([.F109]&lt;[.$C$5];[.$C$7];[.$D$7]))" office:value-type="percentage" office:value="0" calcext:value-type="percentage">
            <text:p>0,00%</text:p>
          </table:table-cell>
          <table:table-cell table:formula="of:=(1-[.H109])*[.$B$3]" office:value-type="currency" office:currency="EUR" office:value="120" calcext:value-type="currency">
            <text:p>120 €</text:p>
          </table:table-cell>
          <table:table-cell table:formula="of:=[.I109]-[.E10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uvapeur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F</text:p>
          </table:table-cell>
          <table:table-cell office:value-type="date" office:date-value="1994-01-13" calcext:value-type="date">
            <text:p>13/01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10])" office:value-type="float" office:value="22" calcext:value-type="float">
            <text:p>22</text:p>
          </table:table-cell>
          <table:table-cell table:formula="of:=IF([.F110]&lt;[.$B$5];[.$B$6];IF([.F110]&lt;[.$C$5];[.$C$6];[.$D$6]))" office:value-type="string" office:string-value="junior" calcext:value-type="string">
            <text:p>junior</text:p>
          </table:table-cell>
          <table:table-cell table:formula="of:=IF([.F110]&lt;[.$B$5];[.$B$7];IF([.F110]&lt;[.$C$5];[.$C$7];[.$D$7]))" office:value-type="percentage" office:value="0.4" calcext:value-type="percentage">
            <text:p>40,00%</text:p>
          </table:table-cell>
          <table:table-cell table:formula="of:=(1-[.H110])*[.$B$3]" office:value-type="currency" office:currency="EUR" office:value="72" calcext:value-type="currency">
            <text:p>72 €</text:p>
          </table:table-cell>
          <table:table-cell table:formula="of:=[.I110]-[.E110]" office:value-type="currency" office:currency="EUR" office:value="0" calcext:value-type="currency">
            <text:p>0 €</text:p>
          </table:table-cell>
        </table:table-row>
      </table:table>
      <table:table table:name="RépartitionAge" table:style-name="ta1">
        <table:shapes>
          <draw:frame draw:z-index="0" draw:style-name="gr1" draw:text-style-name="P1" svg:width="16.002cm" svg:height="8.993cm" svg:x="2.005cm" svg:y="3.763cm">
            <draw:object draw:notify-on-update-of-ranges="RépartitionAge.A3:RépartitionAge.A3 RépartitionAge.A4:RépartitionAge.A6 RépartitionAge.B3:RépartitionAge.B3 RépartitionAge.B4:RépartitionAge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3cm" svg:height="8.993cm" svg:x="2.041cm" svg:y="13.659cm">
            <draw:object draw:notify-on-update-of-ranges="RépartitionAge.A3:RépartitionAge.A3 RépartitionAge.A4:RépartitionAge.A6 RépartitionAge.B3:RépartitionAge.B3 RépartitionAge.B4:RépartitionAge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26"/>
        <table:table-column table:style-name="co7" table:default-cell-style-name="Default"/>
        <table:table-row table:style-name="ro6">
          <table:table-cell table:style-name="Default" office:value-type="string" calcext:value-type="string">
            <text:p>Filtrer</text:p>
          </table:table-cell>
          <table:table-cell/>
        </table:table-row>
        <table:table-row table:style-name="ro6">
          <table:table-cell table:style-name="Default"/>
          <table:table-cell/>
        </table:table-row>
        <table:table-row table:style-name="ro6">
          <table:table-cell table:style-name="ce24" office:value-type="string" calcext:value-type="string">
            <text:p>tranche d'âge</text:p>
          </table:table-cell>
          <table:table-cell table:style-name="ce28" office:value-type="string" calcext:value-type="string">
            <text:p>NB - Nom</text:p>
          </table:table-cell>
        </table:table-row>
        <table:table-row table:style-name="ro6">
          <table:table-cell table:style-name="ce25" office:value-type="string" calcext:value-type="string">
            <text:p>adulte</text:p>
          </table:table-cell>
          <table:table-cell table:style-name="ce29" office:value-type="float" office:value="65" calcext:value-type="float">
            <text:p>65</text:p>
          </table:table-cell>
        </table:table-row>
        <table:table-row table:style-name="ro6">
          <table:table-cell office:value-type="string" calcext:value-type="string">
            <text:p>junior</text:p>
          </table:table-cell>
          <table:table-cell table:style-name="ce30" office:value-type="float" office:value="26" calcext:value-type="float">
            <text:p>26</text:p>
          </table:table-cell>
        </table:table-row>
        <table:table-row table:style-name="ro6">
          <table:table-cell office:value-type="string" calcext:value-type="string">
            <text:p>senior</text:p>
          </table:table-cell>
          <table:table-cell table:style-name="ce31" office:value-type="float" office:value="6" calcext:value-type="float">
            <text:p>6</text:p>
          </table:table-cell>
        </table:table-row>
        <table:table-row table:style-name="ro6">
          <table:table-cell table:style-name="ce27" office:value-type="string" calcext:value-type="string">
            <text:p>Total Résultat</text:p>
          </table:table-cell>
          <table:table-cell table:style-name="ce32" office:value-type="float" office:value="97" calcext:value-type="float">
            <text:p>97</text:p>
          </table:table-cell>
        </table:table-row>
      </table:table>
      <table:table table:name="CotisationsAgeSexe" table:style-name="ta1">
        <table:shapes>
          <draw:frame draw:z-index="0" draw:style-name="gr1" draw:text-style-name="P1" svg:width="16.022cm" svg:height="8.993cm" svg:x="1.46cm" svg:y="4.929cm">
            <draw:object draw:notify-on-update-of-ranges="CotisationsAgeSexe.A4:CotisationsAgeSexe.A4 CotisationsAgeSexe.A5:CotisationsAgeSexe.A7 CotisationsAgeSexe.B4:CotisationsAgeSexe.B4 CotisationsAgeSexe.B5:CotisationsAgeSexe.B7 CotisationsAgeSexe.C4:CotisationsAgeSexe.C4 CotisationsAgeSexe.C5:CotisationsAgeSexe.C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26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6">
          <table:table-cell table:style-name="Default" office:value-type="string" calcext:value-type="string">
            <text:p>Filtrer</text:p>
          </table:table-cell>
          <table:table-cell table:number-columns-repeated="3"/>
        </table:table-row>
        <table:table-row table:style-name="ro6">
          <table:table-cell table:style-name="Default"/>
          <table:table-cell table:number-columns-repeated="3"/>
        </table:table-row>
        <table:table-row table:style-name="ro6">
          <table:table-cell table:style-name="ce33" office:value-type="string" calcext:value-type="string">
            <text:p>Somme - cotisation</text:p>
          </table:table-cell>
          <table:table-cell table:style-name="ce35" office:value-type="string" calcext:value-type="string">
            <text:p>Sexe</text:p>
          </table:table-cell>
          <table:table-cell table:style-name="ce41"/>
          <table:table-cell table:style-name="ce47"/>
        </table:table-row>
        <table:table-row table:style-name="ro6">
          <table:table-cell table:style-name="ce34" office:value-type="string" calcext:value-type="string">
            <text:p>tranche d'âge</text:p>
          </table:table-cell>
          <table:table-cell table:style-name="ce36" office:value-type="string" calcext:value-type="string">
            <text:p>F</text:p>
          </table:table-cell>
          <table:table-cell table:style-name="ce42" office:value-type="string" calcext:value-type="string">
            <text:p>G</text:p>
          </table:table-cell>
          <table:table-cell table:style-name="ce48" office:value-type="string" calcext:value-type="string">
            <text:p>Total Résultat</text:p>
          </table:table-cell>
        </table:table-row>
        <table:table-row table:style-name="ro6">
          <table:table-cell table:style-name="ce25" office:value-type="string" calcext:value-type="string">
            <text:p>adulte</text:p>
          </table:table-cell>
          <table:table-cell table:style-name="ce37" office:value-type="currency" office:currency="EUR" office:value="4800" calcext:value-type="currency">
            <text:p>4 800 €</text:p>
          </table:table-cell>
          <table:table-cell table:style-name="ce43" office:value-type="currency" office:currency="EUR" office:value="3000" calcext:value-type="currency">
            <text:p>3 000 €</text:p>
          </table:table-cell>
          <table:table-cell table:style-name="ce49" office:value-type="currency" office:currency="EUR" office:value="7800" calcext:value-type="currency">
            <text:p>7 800 €</text:p>
          </table:table-cell>
        </table:table-row>
        <table:table-row table:style-name="ro6">
          <table:table-cell office:value-type="string" calcext:value-type="string">
            <text:p>junior</text:p>
          </table:table-cell>
          <table:table-cell table:style-name="ce38" office:value-type="currency" office:currency="EUR" office:value="864" calcext:value-type="currency">
            <text:p>864 €</text:p>
          </table:table-cell>
          <table:table-cell table:style-name="ce44" office:value-type="currency" office:currency="EUR" office:value="1008" calcext:value-type="currency">
            <text:p>1 008 €</text:p>
          </table:table-cell>
          <table:table-cell table:style-name="ce50" office:value-type="currency" office:currency="EUR" office:value="1872" calcext:value-type="currency">
            <text:p>1 872 €</text:p>
          </table:table-cell>
        </table:table-row>
        <table:table-row table:style-name="ro6">
          <table:table-cell office:value-type="string" calcext:value-type="string">
            <text:p>senior</text:p>
          </table:table-cell>
          <table:table-cell table:style-name="ce39" office:value-type="currency" office:currency="EUR" office:value="576" calcext:value-type="currency">
            <text:p>576 €</text:p>
          </table:table-cell>
          <table:table-cell table:style-name="ce45"/>
          <table:table-cell table:style-name="ce51" office:value-type="currency" office:currency="EUR" office:value="576" calcext:value-type="currency">
            <text:p>576 €</text:p>
          </table:table-cell>
        </table:table-row>
        <table:table-row table:style-name="ro6">
          <table:table-cell table:style-name="ce27" office:value-type="string" calcext:value-type="string">
            <text:p>Total Résultat</text:p>
          </table:table-cell>
          <table:table-cell table:style-name="ce40" office:value-type="currency" office:currency="EUR" office:value="6240" calcext:value-type="currency">
            <text:p>6 240 €</text:p>
          </table:table-cell>
          <table:table-cell table:style-name="ce46" office:value-type="currency" office:currency="EUR" office:value="4008" calcext:value-type="currency">
            <text:p>4 008 €</text:p>
          </table:table-cell>
          <table:table-cell table:style-name="ce52" office:value-type="currency" office:currency="EUR" office:value="10248" calcext:value-type="currency">
            <text:p>10 248 €</text:p>
          </table:table-cell>
        </table:table-row>
      </table:table>
      <table:named-expressions>
        <table:named-range table:name="listeasso" table:base-cell-address="$Adhésions2016.$A$13" table:cell-range-address="$Adhésions2016.$A$13:.$J$110"/>
      </table:named-expressions>
      <table:database-ranges>
        <table:database-range table:name="__Anonymous_Sheet_DB__0" table:target-range-address="Adhésions2016.A13:Adhésions2016.J110" table:orientation="column">
          <table:filter table:target-range-address="RépartitionAge.A7" table:condition-source-range-address="RépartitionAge.A4:RépartitionAge.A5">
            <table:filter-or>
              <table:filter-condition table:field-number="-3" table:value="0" table:operator="&gt;"/>
            </table:filter-or>
          </table:filter>
        </table:database-range>
      </table:database-ranges>
      <table:data-pilot-tables>
        <table:data-pilot-table table:name="DataPilot1" table:application-data="" table:target-range-address="RépartitionAge.A1:RépartitionAge.B7" table:buttons="RépartitionAge.A1 RépartitionAge.A3">
          <table:source-cell-range table:name="listeasso" table:cell-range-address="Adhésions2016.A13:Adhésions2016.J110"/>
          <table:data-pilot-field table:source-field-name="tranche d'âge" table:orientation="row" table:used-hierarchy="0" table:function="auto">
            <table:data-pilot-level table:show-empty="false">
              <table:data-pilot-members>
                <table:data-pilot-member table:name="adulte" table:display="true" table:show-details="true"/>
                <table:data-pilot-member table:name="junior" table:display="true" table:show-details="true"/>
                <table:data-pilot-member table:name="seni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om" table:orientation="data" table:used-hierarchy="0" table:function="count">
            <table:data-pilot-level table:show-empty="false">
              <table:data-pilot-members>
                <table:data-pilot-member table:name="Adonaideux" table:display="true" table:show-details="true"/>
                <table:data-pilot-member table:name="Age" table:display="true" table:show-details="true"/>
                <table:data-pilot-member table:name="Aibaitiz" table:display="true" table:show-details="true"/>
                <table:data-pilot-member table:name="Aipoivre" table:display="true" table:show-details="true"/>
                <table:data-pilot-member table:name="Airien Kompry" table:display="true" table:show-details="true"/>
                <table:data-pilot-member table:name="Airinaire" table:display="true" table:show-details="true"/>
                <table:data-pilot-member table:name="Anchier" table:display="true" table:show-details="true"/>
                <table:data-pilot-member table:name="Aniaitalettre" table:display="true" table:show-details="true"/>
                <table:data-pilot-member table:name="Arne" table:display="true" table:show-details="true"/>
                <table:data-pilot-member table:name="Assicmonpote" table:display="true" table:show-details="true"/>
                <table:data-pilot-member table:name="Attan" table:display="true" table:show-details="true"/>
                <table:data-pilot-member table:name="Atte" table:display="true" table:show-details="true"/>
                <table:data-pilot-member table:name="Ayencoin" table:display="true" table:show-details="true"/>
                <table:data-pilot-member table:name="Baul" table:display="true" table:show-details="true"/>
                <table:data-pilot-member table:name="Baymole" table:display="true" table:show-details="true"/>
                <table:data-pilot-member table:name="Beurgueur" table:display="true" table:show-details="true"/>
                <table:data-pilot-member table:name="Bienlepeti" table:display="true" table:show-details="true"/>
                <table:data-pilot-member table:name="Bodynoz" table:display="true" table:show-details="true"/>
                <table:data-pilot-member table:name="Bondeparme" table:display="true" table:show-details="true"/>
                <table:data-pilot-member table:name="Ceheff Sey Pocybl" table:display="true" table:show-details="true"/>
                <table:data-pilot-member table:name="Citation" table:display="true" table:show-details="true"/>
                <table:data-pilot-member table:name="Comarespire" table:display="true" table:show-details="true"/>
                <table:data-pilot-member table:name="Contraire" table:display="true" table:show-details="true"/>
                <table:data-pilot-member table:name="Cusset du Poullay" table:display="true" table:show-details="true"/>
                <table:data-pilot-member table:name="Dalor" table:display="true" table:show-details="true"/>
                <table:data-pilot-member table:name="Dau" table:display="true" table:show-details="true"/>
                <table:data-pilot-member table:name="De Monte Carlo" table:display="true" table:show-details="true"/>
                <table:data-pilot-member table:name="Deibon'nouvel" table:display="true" table:show-details="true"/>
                <table:data-pilot-member table:name="Deiployais" table:display="true" table:show-details="true"/>
                <table:data-pilot-member table:name="Deulisse" table:display="true" table:show-details="true"/>
                <table:data-pilot-member table:name="Deussan" table:display="true" table:show-details="true"/>
                <table:data-pilot-member table:name="Deutable" table:display="true" table:show-details="true"/>
                <table:data-pilot-member table:name="Deuvapeur" table:display="true" table:show-details="true"/>
                <table:data-pilot-member table:name="Digra" table:display="true" table:show-details="true"/>
                <table:data-pilot-member table:name="Dumonde" table:display="true" table:show-details="true"/>
                <table:data-pilot-member table:name="Durine" table:display="true" table:show-details="true"/>
                <table:data-pilot-member table:name="Duveldyv" table:display="true" table:show-details="true"/>
                <table:data-pilot-member table:name="Eipan" table:display="true" table:show-details="true"/>
                <table:data-pilot-member table:name="Ekkraz Lehpri" table:display="true" table:show-details="true"/>
                <table:data-pilot-member table:name="Emphaillite" table:display="true" table:show-details="true"/>
                <table:data-pilot-member table:name="Eulssai" table:display="true" table:show-details="true"/>
                <table:data-pilot-member table:name="Eumoileu" table:display="true" table:show-details="true"/>
                <table:data-pilot-member table:name="Fessonro" table:display="true" table:show-details="true"/>
                <table:data-pilot-member table:name="Fraimieux De La Fermay" table:display="true" table:show-details="true"/>
                <table:data-pilot-member table:name="Fran" table:display="true" table:show-details="true"/>
                <table:data-pilot-member table:name="Gallo" table:display="true" table:show-details="true"/>
                <table:data-pilot-member table:name="Idlaiver" table:display="true" table:show-details="true"/>
                <table:data-pilot-member table:name="Imal" table:display="true" table:show-details="true"/>
                <table:data-pilot-member table:name="Imbute" table:display="true" table:show-details="true"/>
                <table:data-pilot-member table:name="Issaifaite" table:display="true" table:show-details="true"/>
                <table:data-pilot-member table:name="Issy" table:display="true" table:show-details="true"/>
                <table:data-pilot-member table:name="Judeux" table:display="true" table:show-details="true"/>
                <table:data-pilot-member table:name="Karr" table:display="true" table:show-details="true"/>
                <table:data-pilot-member table:name="Kiroul Namace Pamouce" table:display="true" table:show-details="true"/>
                <table:data-pilot-member table:name="Kolog" table:display="true" table:show-details="true"/>
                <table:data-pilot-member table:name="Kussonet" table:display="true" table:show-details="true"/>
                <table:data-pilot-member table:name="Lahpay" table:display="true" table:show-details="true"/>
                <table:data-pilot-member table:name="Lakuice" table:display="true" table:show-details="true"/>
                <table:data-pilot-member table:name="Laporte" table:display="true" table:show-details="true"/>
                <table:data-pilot-member table:name="Leglas" table:display="true" table:show-details="true"/>
                <table:data-pilot-member table:name="Leuceipa" table:display="true" table:show-details="true"/>
                <table:data-pilot-member table:name="Mavalley" table:display="true" table:show-details="true"/>
                <table:data-pilot-member table:name="Mayard" table:display="true" table:show-details="true"/>
                <table:data-pilot-member table:name="Moildeau" table:display="true" table:show-details="true"/>
                <table:data-pilot-member table:name="Monte Le Poil" table:display="true" table:show-details="true"/>
                <table:data-pilot-member table:name="Naimar" table:display="true" table:show-details="true"/>
                <table:data-pilot-member table:name="Naur" table:display="true" table:show-details="true"/>
                <table:data-pilot-member table:name="Neifaidaimeyeur" table:display="true" table:show-details="true"/>
                <table:data-pilot-member table:name="Neifaidaipir" table:display="true" table:show-details="true"/>
                <table:data-pilot-member table:name="Nerve" table:display="true" table:show-details="true"/>
                <table:data-pilot-member table:name="Neuf Sang" table:display="true" table:show-details="true"/>
                <table:data-pilot-member table:name="Nouvoyait" table:display="true" table:show-details="true"/>
                <table:data-pilot-member table:name="O'Balcon" table:display="true" table:show-details="true"/>
                <table:data-pilot-member table:name="O'Faringite" table:display="true" table:show-details="true"/>
                <table:data-pilot-member table:name="Oleihome" table:display="true" table:show-details="true"/>
                <table:data-pilot-member table:name="Ovnir De Main" table:display="true" table:show-details="true"/>
                <table:data-pilot-member table:name="Pavumirza" table:display="true" table:show-details="true"/>
                <table:data-pilot-member table:name="Peulafenêtre" table:display="true" table:show-details="true"/>
                <table:data-pilot-member table:name="Peuleurido" table:display="true" table:show-details="true"/>
                <table:data-pilot-member table:name="Peusseussoir" table:display="true" table:show-details="true"/>
                <table:data-pilot-member table:name="Possible" table:display="true" table:show-details="true"/>
                <table:data-pilot-member table:name="Sailair" table:display="true" table:show-details="true"/>
                <table:data-pilot-member table:name="Sanfraper" table:display="true" table:show-details="true"/>
                <table:data-pilot-member table:name="Sanse" table:display="true" table:show-details="true"/>
                <table:data-pilot-member table:name="Sansonner" table:display="true" table:show-details="true"/>
                <table:data-pilot-member table:name="Sompipait" table:display="true" table:show-details="true"/>
                <table:data-pilot-member table:name="Taitraijeune" table:display="true" table:show-details="true"/>
                <table:data-pilot-member table:name="Teirieur" table:display="true" table:show-details="true"/>
                <table:data-pilot-member table:name="Terphone" table:display="true" table:show-details="true"/>
                <table:data-pilot-member table:name="Tinople" table:display="true" table:show-details="true"/>
                <table:data-pilot-member table:name="Tombay" table:display="true" table:show-details="true"/>
                <table:data-pilot-member table:name="Tousseul" table:display="true" table:show-details="true"/>
                <table:data-pilot-member table:name="Toutte" table:display="true" table:show-details="true"/>
                <table:data-pilot-member table:name="Vozafair" table:display="true" table:show-details="true"/>
                <table:data-pilot-member table:name="Zieubleu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CotisationsAgeSexe.A1:CotisationsAgeSexe.D8" table:buttons="CotisationsAgeSexe.A1 CotisationsAgeSexe.A4 CotisationsAgeSexe.B3">
          <table:source-cell-range table:name="listeasso" table:cell-range-address="Adhésions2016.A13:Adhésions2016.J110"/>
          <table:data-pilot-field table:source-field-name="Sexe" table:orientation="column" table:used-hierarchy="0" table:function="auto">
            <table:data-pilot-level table:show-empty="false">
              <table:data-pilot-members>
                <table:data-pilot-member table:name="F" table:display="true" table:show-details="true"/>
                <table:data-pilot-member table:name="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che d'âge" table:orientation="row" table:used-hierarchy="0" table:function="auto">
            <table:data-pilot-level table:show-empty="false">
              <table:data-pilot-members>
                <table:data-pilot-member table:name="adulte" table:display="true" table:show-details="true"/>
                <table:data-pilot-member table:name="junior" table:display="true" table:show-details="true"/>
                <table:data-pilot-member table:name="seni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tisation" table:orientation="data" table:used-hierarchy="0" table:function="sum">
            <table:data-pilot-level table:show-empty="false">
              <table:data-pilot-members>
                <table:data-pilot-member table:name="72 €" table:display="true" table:show-details="true"/>
                <table:data-pilot-member table:name="96 €" table:display="true" table:show-details="true"/>
                <table:data-pilot-member table:name="12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currency-style style:name="N114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6:37:06.381240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09:56:53.391155960</meta:creation-date>
    <dc:date>2016-07-29T16:53:44.247256211</dc:date>
    <meta:editing-duration>PT1H19M35S</meta:editing-duration>
    <meta:editing-cycles>9</meta:editing-cycles>
    <meta:generator>LibreOffice/4.2.8.2$Linux_X86_64 LibreOffice_project/420m0$Build-2</meta:generator>
    <meta:document-statistic meta:table-count="3" meta:cell-count="10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title svg:x="5.431cm" svg:y="0.315cm" chart:style-name="ch2">
          <text:p>Répartition des membres</text:p>
        </chart:title>
        <chart:subtitle svg:x="6.436cm" svg:y="1.299cm" chart:style-name="ch3">
          <text:p>par tranche d'âge</text:p>
        </chart:subtitle>
        <chart:plot-area chart:style-name="ch4" table:cell-range-address="RépartitionAge.A3:RépartitionAge.B6" chart:data-source-has-labels="both" svg:x="1.258cm" svg:y="2.262cm" svg:width="14.351cm" svg:height="5.646cm">
          <chartooo:coordinate-region svg:x="1.879cm" svg:y="2.462cm" svg:width="13.73cm" svg:height="4.799cm"/>
          <chart:axis chart:dimension="x" chart:name="primary-x" chart:style-name="ch5" chartooo:axis-type="auto">
            <chartooo:date-scale/>
            <chart:title svg:x="7.833cm" svg:y="8.087cm" chart:style-name="ch6">
              <text:p>tranche</text:p>
            </chart:title>
            <chart:categories table:cell-range-address="RépartitionAge.A4:RépartitionAge.A6"/>
          </chart:axis>
          <chart:axis chart:dimension="y" chart:name="primary-y" chart:style-name="ch7">
            <chart:title svg:x="0.378cm" svg:y="6.439cm" chart:style-name="ch8">
              <text:p>Nombre membres</text:p>
            </chart:title>
          </chart:axis>
          <chart:series chart:style-name="ch9" chart:values-cell-range-address="RépartitionAge.B4:RépartitionAge.B6" chart:label-cell-address="RépartitionAge.B3:RépartitionAge.B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- Nom</text:p>
                <draw:g>
                  <svg:desc>RépartitionAge.B3:RépartitionAge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e</text:p>
                <draw:g>
                  <svg:desc>RépartitionAge.A4:RépartitionAge.A6</svg:desc>
                </draw:g>
              </table:table-cell>
              <table:table-cell office:value-type="float" office:value="65">
                <text:p>65</text:p>
                <draw:g>
                  <svg:desc>RépartitionAge.B4:RépartitionAge.B6</svg:desc>
                </draw:g>
              </table:table-cell>
            </table:table-row>
            <table:table-row>
              <table:table-cell office:value-type="string">
                <text:p>junior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circle" chart:style-name="ch1">
        <chart:title svg:x="5.432cm" svg:y="0.315cm" chart:style-name="ch2">
          <text:p>Répartition des membres</text:p>
        </chart:title>
        <chart:subtitle svg:x="6.437cm" svg:y="1.299cm" chart:style-name="ch3">
          <text:p>par tranche d'âge</text:p>
        </chart:subtitle>
        <chart:legend chart:legend-position="end" svg:x="14.323cm" svg:y="3.7cm" style:legend-expansion="high" chart:style-name="ch4"/>
        <chart:plot-area chart:style-name="ch5" table:cell-range-address="RépartitionAge.A3:RépartitionAge.B6" chart:data-source-has-labels="both" svg:x="0.32cm" svg:y="2.187cm" svg:width="13.683cm" svg:height="6.628cm">
          <chartooo:coordinate-region svg:x="3.848cm" svg:y="2.188cm" svg:width="6.627cm" svg:height="6.627cm"/>
          <chart:axis chart:dimension="x" chart:name="primary-x" chart:style-name="ch6" chartooo:axis-type="auto">
            <chartooo:date-scale/>
            <chart:categories table:cell-range-address="RépartitionAge.A4:RépartitionAge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épartitionAge.B4:RépartitionAge.B6" chart:label-cell-address="RépartitionAge.B3:RépartitionAge.B3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- Nom</text:p>
                <draw:g>
                  <svg:desc>RépartitionAge.B3:RépartitionAge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e</text:p>
                <draw:g>
                  <svg:desc>RépartitionAge.A4:RépartitionAge.A6</svg:desc>
                </draw:g>
              </table:table-cell>
              <table:table-cell office:value-type="float" office:value="65">
                <text:p>65</text:p>
                <draw:g>
                  <svg:desc>RépartitionAge.B4:RépartitionAge.B6</svg:desc>
                </draw:g>
              </table:table-cell>
            </table:table-row>
            <table:table-row>
              <table:table-cell office:value-type="string">
                <text:p>junior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4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3cm" svg:height="8.994cm" xlink:href=".." xlink:type="simple" chart:class="chart:bar" chart:style-name="ch1">
        <chart:title svg:x="5.083cm" svg:y="0.315cm" chart:style-name="ch2">
          <text:p>Montant total des cotisations</text:p>
        </chart:title>
        <chart:subtitle svg:x="6.274cm" svg:y="1.299cm" chart:style-name="ch3">
          <text:p>par âge et par sexe</text:p>
        </chart:subtitle>
        <chart:legend chart:legend-position="end" svg:x="15.003cm" svg:y="3.949cm" style:legend-expansion="high" chart:style-name="ch4"/>
        <chart:plot-area chart:style-name="ch5" table:cell-range-address="CotisationsAgeSexe.A4:CotisationsAgeSexe.C7" chart:data-source-has-labels="both" svg:x="1.331cm" svg:y="2.187cm" svg:width="13.352cm" svg:height="5.647cm">
          <chartooo:coordinate-region svg:x="2.508cm" svg:y="2.187cm" svg:width="11.604cm" svg:height="5cm"/>
          <chart:axis chart:dimension="x" chart:name="primary-x" chart:style-name="ch6" chartooo:axis-type="auto">
            <chartooo:date-scale/>
            <chart:title svg:x="0.451cm" svg:y="6.046cm" chart:style-name="ch7">
              <text:p>tranche d'âge</text:p>
            </chart:title>
            <chart:categories table:cell-range-address="CotisationsAgeSexe.A5:CotisationsAgeSexe.A7"/>
          </chart:axis>
          <chart:axis chart:dimension="y" chart:name="primary-y" chart:style-name="ch8">
            <chart:title svg:x="7.024cm" svg:y="8.013cm" chart:style-name="ch9">
              <text:p>Montant total</text:p>
            </chart:title>
            <chart:grid chart:style-name="ch10" chart:class="major"/>
          </chart:axis>
          <chart:series chart:style-name="ch11" chart:values-cell-range-address="CotisationsAgeSexe.B5:CotisationsAgeSexe.B7" chart:label-cell-address="CotisationsAgeSexe.B4:CotisationsAgeSexe.B4" chart:class="chart:bar">
            <chart:data-point chart:repeated="3"/>
          </chart:series>
          <chart:series chart:style-name="ch12" chart:values-cell-range-address="CotisationsAgeSexe.C5:CotisationsAgeSexe.C7" chart:label-cell-address="CotisationsAgeSexe.C4:CotisationsAgeSexe.C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CotisationsAgeSexe.B4:CotisationsAgeSexe.B4</svg:desc>
                </draw:g>
              </table:table-cell>
              <table:table-cell office:value-type="string">
                <text:p>G</text:p>
                <draw:g>
                  <svg:desc>CotisationsAgeSexe.C4:CotisationsAgeSex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e</text:p>
                <draw:g>
                  <svg:desc>CotisationsAgeSexe.A5:CotisationsAgeSexe.A7</svg:desc>
                </draw:g>
              </table:table-cell>
              <table:table-cell office:value-type="float" office:value="4800">
                <text:p>4800</text:p>
                <draw:g>
                  <svg:desc>CotisationsAgeSexe.B5:CotisationsAgeSexe.B7</svg:desc>
                </draw:g>
              </table:table-cell>
              <table:table-cell office:value-type="float" office:value="3000">
                <text:p>3000</text:p>
                <draw:g>
                  <svg:desc>CotisationsAgeSexe.C5:CotisationsAgeSexe.C7</svg:desc>
                </draw:g>
              </table:table-cell>
            </table:table-row>
            <table:table-row>
              <table:table-cell office:value-type="string">
                <text:p>junior</text:p>
              </table:table-cell>
              <table:table-cell office:value-type="float" office:value="864">
                <text:p>8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